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7" svg:font-family="'Bitstream Vera Sans', sans-serif"/>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 style:family="table">
      <style:table-properties style:width="9.148cm" fo:break-before="auto" fo:break-after="auto" table:align="left" fo:background-color="transparent" fo:keep-with-next="auto" style:may-break-between-rows="true" style:writing-mode="lr-tb">
        <style:background-image/>
      </style:table-properties>
    </style:style>
    <style:style style:name="Tableau1.A" style:family="table-column">
      <style:table-column-properties style:column-width="6.595cm"/>
    </style:style>
    <style:style style:name="Tableau1.B" style:family="table-column">
      <style:table-column-properties style:column-width="1.191cm"/>
    </style:style>
    <style:style style:name="Tableau1.C" style:family="table-column">
      <style:table-column-properties style:column-width="1.362cm"/>
    </style:style>
    <style:style style:name="Tableau1.1" style:family="table-row">
      <style:table-row-properties style:row-height="0.801cm" fo:background-color="transparent" fo:keep-together="auto">
        <style:background-image/>
      </style:table-row-properties>
    </style:style>
    <style:style style:name="Tableau1.A1" style:family="table-cell">
      <style:table-cell-properties style:vertical-align="" fo:background-color="#de9ad5" fo:padding="0.097cm" fo:border-left="0.5pt solid #000000" fo:border-right="none" fo:border-top="0.5pt solid #000000" fo:border-bottom="0.5pt solid #000000" style:writing-mode="lr-tb">
        <style:background-image/>
      </style:table-cell-properties>
    </style:style>
    <style:style style:name="Tableau1.B1" style:family="table-cell" style:data-style-name="N0">
      <style:table-cell-properties fo:background-color="#ffff00" fo:padding="0.097cm" fo:border-left="0.5pt solid #000000" fo:border-right="none" fo:border-top="0.5pt solid #000000" fo:border-bottom="0.5pt solid #000000">
        <style:background-image/>
      </style:table-cell-properties>
    </style:style>
    <style:style style:name="Tableau1.C1" style:family="table-cell" style:data-style-name="N0">
      <style:table-cell-properties fo:background-color="#ffff00" fo:padding="0.097cm" fo:border="0.5pt solid #000000">
        <style:background-image/>
      </style:table-cell-properties>
    </style:style>
    <style:style style:name="Tableau1.A2" style:family="table-cell">
      <style:table-cell-properties style:vertical-align="" fo:background-color="#de9ad5" fo:padding="0.097cm" fo:border-left="0.5pt solid #000000" fo:border-right="none" fo:border-top="none" fo:border-bottom="0.5pt solid #000000" style:writing-mode="lr-tb">
        <style:background-image/>
      </style:table-cell-properties>
    </style:style>
    <style:style style:name="Tableau1.B2" style:family="table-cell" style:data-style-name="N0">
      <style:table-cell-properties fo:background-color="#ffff00" fo:padding="0.097cm" fo:border-left="0.5pt solid #000000" fo:border-right="none" fo:border-top="none" fo:border-bottom="0.5pt solid #000000">
        <style:background-image/>
      </style:table-cell-properties>
    </style:style>
    <style:style style:name="Tableau1.C2" style:family="table-cell" style:data-style-name="N0">
      <style:table-cell-properties fo:background-color="#ffff00" fo:padding="0.097cm" fo:border-left="0.5pt solid #000000" fo:border-right="0.5pt solid #000000" fo:border-top="none" fo:border-bottom="0.5pt solid #000000">
        <style:background-image/>
      </style:table-cell-properties>
    </style:style>
    <style:style style:name="Tableau21" style:family="table">
      <style:table-properties style:width="9.149cm" table:align="left"/>
    </style:style>
    <style:style style:name="Tableau21.A" style:family="table-column">
      <style:table-column-properties style:column-width="1.856cm"/>
    </style:style>
    <style:style style:name="Tableau21.B" style:family="table-column">
      <style:table-column-properties style:column-width="2.378cm"/>
    </style:style>
    <style:style style:name="Tableau21.C" style:family="table-column">
      <style:table-column-properties style:column-width="2.117cm"/>
    </style:style>
    <style:style style:name="Tableau21.D" style:family="table-column">
      <style:table-column-properties style:column-width="2.799cm"/>
    </style:style>
    <style:style style:name="Tableau21.1" style:family="table-row">
      <style:table-row-properties style:row-height="0.7cm"/>
    </style:style>
    <style:style style:name="Tableau2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1.D1" style:family="table-cell">
      <style:table-cell-properties style:vertical-align="middle" fo:background-color="#de9ad5" fo:padding="0.097cm" fo:border="0.5pt solid #000000">
        <style:background-image/>
      </style:table-cell-properties>
    </style:style>
    <style:style style:name="Tableau2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1.B2" style:family="table-cell">
      <style:table-cell-properties style:vertical-align="middle" fo:padding="0.097cm" fo:border-left="0.5pt solid #000000" fo:border-right="none" fo:border-top="none" fo:border-bottom="0.5pt solid #000000"/>
    </style:style>
    <style:style style:name="Tableau21.C2" style:family="table-cell">
      <style:table-cell-properties style:vertical-align="middle" fo:padding="0.097cm" fo:border-left="0.5pt solid #000000" fo:border-right="none" fo:border-top="none" fo:border-bottom="0.5pt solid #000000"/>
    </style:style>
    <style:style style:name="Tableau21.D2" style:family="table-cell">
      <style:table-cell-properties style:vertical-align="middle" fo:padding="0.097cm" fo:border-left="0.5pt solid #000000" fo:border-right="0.5pt solid #000000" fo:border-top="none" fo:border-bottom="0.5pt solid #000000"/>
    </style:style>
    <style:style style:name="Tableau21.B3" style:family="table-cell">
      <style:table-cell-properties style:vertical-align="middle" fo:padding="0.097cm" fo:border-left="0.5pt solid #000000" fo:border-right="none" fo:border-top="none" fo:border-bottom="0.5pt solid #000000"/>
    </style:style>
    <style:style style:name="Tableau21.C3" style:family="table-cell">
      <style:table-cell-properties style:vertical-align="middle" fo:padding="0.097cm" fo:border-left="0.5pt solid #000000" fo:border-right="none" fo:border-top="none" fo:border-bottom="0.5pt solid #000000"/>
    </style:style>
    <style:style style:name="Tableau21.D3"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Paragraphe_20_livret_20_">
      <style:paragraph-properties fo:text-align="center" style:justify-single-word="false"/>
      <style:text-properties officeooo:paragraph-rsid="00ccdde1"/>
    </style:style>
    <style:style style:name="P4" style:family="paragraph" style:parent-style-name="_5f_Header_20_G_20_page_20_paire_20__28_G_29_">
      <style:text-properties officeooo:paragraph-rsid="0334a5be"/>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c8de8f" officeooo:paragraph-rsid="00c8de8f" fo:background-color="transparent"/>
    </style:style>
    <style:style style:name="P12" style:family="paragraph" style:parent-style-name="Footer">
      <style:text-properties fo:text-transform="uppercase" fo:color="#808080" loext:opacity="100%" style:font-name="Bitstream Vera Sans6" fo:font-size="9pt" officeooo:rsid="00ccdde1" officeooo:paragraph-rsid="00ccdde1" fo:background-color="transparent"/>
    </style:style>
    <style:style style:name="P13"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6" style:family="paragraph" style:parent-style-name="Footer">
      <style:text-properties officeooo:paragraph-rsid="00c384cf"/>
    </style:style>
    <style:style style:name="P17" style:family="paragraph" style:parent-style-name="_5f_Header_20_G_20_page_20_paire_20__28_G_29_">
      <style:paragraph-properties fo:text-align="start" style:justify-single-word="false"/>
    </style:style>
    <style:style style:name="P18" style:family="paragraph" style:parent-style-name="Footer">
      <style:text-properties officeooo:paragraph-rsid="030c4d7d"/>
    </style:style>
    <style:style style:name="P19" style:family="paragraph" style:parent-style-name="_5f_Header_20_D_20_page_20_paire_20__28_G_29_">
      <style:text-properties officeooo:paragraph-rsid="0053b3bd"/>
    </style:style>
    <style:style style:name="P20" style:family="paragraph" style:parent-style-name="_5f_Header_20_M_20_page_20_impaire_20__28_D_29_">
      <style:text-properties officeooo:paragraph-rsid="02af0d27"/>
    </style:style>
    <style:style style:name="P21" style:family="paragraph" style:parent-style-name="_5f_Header_20_M_20_page_20_paire_20__28_G_29_">
      <style:text-properties officeooo:paragraph-rsid="02af0d27"/>
    </style:style>
    <style:style style:name="P22" style:family="paragraph" style:parent-style-name="_5f_Header_20_M_20_page_20_impaire_20__28_D_29_">
      <style:text-properties officeooo:paragraph-rsid="02ae83b8"/>
    </style:style>
    <style:style style:name="P23" style:family="paragraph" style:parent-style-name="Footer">
      <style:text-properties officeooo:paragraph-rsid="02ae83b8"/>
    </style:style>
    <style:style style:name="P24" style:family="paragraph" style:parent-style-name="Footer">
      <style:text-properties officeooo:paragraph-rsid="008d016c"/>
    </style:style>
    <style:style style:name="P25" style:family="paragraph" style:parent-style-name="_5f_Paragraphe_20_livret_20_">
      <style:paragraph-properties fo:margin-top="0.199cm" fo:margin-bottom="0cm" style:contextual-spacing="false"/>
      <style:text-properties fo:font-weight="normal" officeooo:rsid="002fd3ee" officeooo:paragraph-rsid="00ccdde1" fo:background-color="#ffff00" style:font-weight-asian="normal" style:font-weight-complex="normal"/>
    </style:style>
    <style:style style:name="P26" style:family="paragraph" style:parent-style-name="_5f_Tableau_5f_Centré">
      <style:text-properties officeooo:paragraph-rsid="00b8bef2"/>
    </style:style>
    <style:style style:name="P27" style:family="paragraph" style:parent-style-name="_5f_Tableau_5f_Centré">
      <style:text-properties officeooo:paragraph-rsid="00bb16ec"/>
    </style:style>
    <style:style style:name="P28" style:family="paragraph" style:parent-style-name="Table_20_Heading">
      <style:paragraph-properties fo:margin-top="0cm" fo:margin-bottom="0cm" style:contextual-spacing="false" fo:text-align="start" style:justify-single-word="false"/>
      <style:text-properties style:use-window-font-color="true" loext:opacity="0%" style:font-name="Bitstream Vera Sans1" fo:font-size="10pt" fo:font-style="normal" fo:font-weight="normal" officeooo:paragraph-rsid="00ccdde1" fo:background-color="transparent" style:font-size-asian="10pt" style:font-style-asian="normal" style:font-weight-asian="normal" style:font-size-complex="10pt" style:font-style-complex="normal" style:font-weight-complex="normal"/>
    </style:style>
    <style:style style:name="P29" style:family="paragraph" style:parent-style-name="_5f_Paragraphe">
      <style:text-properties officeooo:paragraph-rsid="00ccdde1"/>
    </style:style>
    <style:style style:name="P30" style:family="paragraph" style:parent-style-name="_5f_Paragraphe">
      <style:paragraph-properties fo:margin-top="0cm" fo:margin-bottom="0cm" style:contextual-spacing="false"/>
      <style:text-properties officeooo:paragraph-rsid="00ccdde1"/>
    </style:style>
    <style:style style:name="P31" style:family="paragraph" style:parent-style-name="_5f_Paragraphe_20_livret_20_">
      <style:paragraph-properties fo:margin-top="0.199cm" fo:margin-bottom="0cm" style:contextual-spacing="false"/>
      <style:text-properties officeooo:paragraph-rsid="00ccdde1"/>
    </style:style>
    <style:style style:name="P32" style:family="paragraph" style:parent-style-name="_5f_Paragraphe_5f_Réponse_5f_Pointillés_5f_Grisés">
      <style:text-properties officeooo:paragraph-rsid="00ccdde1"/>
    </style:style>
    <style:style style:name="P33" style:family="paragraph" style:parent-style-name="_5f_Paragraphe_5f_Réponse_5f_Pointillés_5f_Grisés">
      <style:paragraph-properties fo:margin-top="0cm" fo:margin-bottom="0cm" style:contextual-spacing="false" fo:line-height="100%"/>
      <style:text-properties officeooo:paragraph-rsid="00ccdde1"/>
    </style:style>
    <style:style style:name="P34" style:family="paragraph" style:parent-style-name="_5f_Paragraphe">
      <style:text-properties officeooo:paragraph-rsid="00cf927f"/>
    </style:style>
    <style:style style:name="P35" style:family="paragraph" style:parent-style-name="Table_20_Contents" style:list-style-name="_5f_Numérotation_20_des_20_exercices_20_livrets">
      <style:text-properties officeooo:paragraph-rsid="00ccdde1" fo:background-color="transparent"/>
    </style:style>
    <style:style style:name="P36" style:family="paragraph" style:parent-style-name="Table_20_Contents" style:list-style-name="_5f_Numérotation_20_des_20_exercices_20_livrets">
      <style:paragraph-properties fo:text-align="center" style:justify-single-word="false"/>
      <style:text-properties style:use-window-font-color="true" loext:opacity="0%" style:font-name="Bitstream Vera Sans1"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Table_20_Heading" style:list-style-name="_5f_Numérotation_20_des_20_exercices_20_livrets">
      <style:paragraph-properties fo:text-align="center" style:justify-single-word="false"/>
      <style:text-properties style:use-window-font-color="true" loext:opacity="0%" style:font-name="Bitstream Vera Sans1" fo:font-size="10pt" fo:font-style="normal" fo:font-weight="normal" fo:background-color="transparent" style:font-size-asian="10pt" style:font-style-asian="normal" style:font-weight-asian="normal" style:font-size-complex="10pt" style:font-style-complex="normal" style:font-weight-complex="normal"/>
    </style:style>
    <style:style style:name="P38" style:family="paragraph" style:parent-style-name="Table_20_Heading" style:list-style-name="_5f_Numérotation_20_des_20_exercices_20_livrets">
      <style:paragraph-properties fo:text-align="center" style:justify-single-word="false"/>
      <style:text-properties style:use-window-font-color="true" loext:opacity="0%" style:font-name="Bitstream Vera Sans1" fo:font-size="10pt" fo:font-style="normal" fo:font-weight="normal" officeooo:rsid="003d180e" officeooo:paragraph-rsid="003d180e" fo:background-color="#ffff00" style:font-size-asian="10pt" style:font-style-asian="normal" style:font-weight-asian="normal" style:font-size-complex="10pt" style:font-style-complex="normal" style:font-weight-complex="normal"/>
    </style:style>
    <style:style style:name="P39" style:family="paragraph" style:parent-style-name="_5f_Footer_20_page_20_impaire_20__28_D_29_"/>
    <style:style style:name="P40" style:family="paragraph" style:parent-style-name="_5f_Footer_20_page_20_impaire_20__28_D_29_">
      <style:text-properties officeooo:rsid="00d45efc" officeooo:paragraph-rsid="00d45efc"/>
    </style:style>
    <style:style style:name="P41" style:family="paragraph" style:parent-style-name="_5f_Footer_20_page_20_paire_20__28_G_29_">
      <style:text-properties officeooo:rsid="00f0da56" officeooo:paragraph-rsid="00f0da56"/>
    </style:style>
    <style:style style:name="P42" style:family="paragraph" style:parent-style-name="_5f_Footer_20_page_20_paire_20__28_G_29_"/>
    <style:style style:name="P43" style:family="paragraph" style:parent-style-name="_5f_Header_20_D_20_page_20_impaire_20__28_D_29_">
      <style:text-properties officeooo:rsid="00d0afcd" officeooo:paragraph-rsid="00d0afcd"/>
    </style:style>
    <style:style style:name="P44" style:family="paragraph" style:parent-style-name="_5f_Header_20_D_20_page_20_paire_20__28_G_29_">
      <style:text-properties officeooo:rsid="00d0afcd" officeooo:paragraph-rsid="00d0afcd"/>
    </style:style>
    <style:style style:name="P45" style:family="paragraph" style:parent-style-name="_5f_Paragraphe" style:list-style-name="_5f_Numérotation_20_des_20_exercices">
      <style:text-properties officeooo:paragraph-rsid="00ccdde1"/>
    </style:style>
    <style:style style:name="P46" style:family="paragraph" style:parent-style-name="_5f_Paragraphe_20_livret_20_réponse_20_élève" style:list-style-name="_5f_Numérotation_20_des_20_exercices">
      <style:text-properties officeooo:paragraph-rsid="00ccdde1"/>
    </style:style>
    <style:style style:name="P47" style:family="paragraph" style:parent-style-name="_5f_Paragraphe_5f_Réponse_5f_Elève" style:list-style-name="_5f_Numérotation_20_des_20_exercices">
      <style:text-properties officeooo:paragraph-rsid="00bf469f"/>
    </style:style>
    <style:style style:name="P48" style:family="paragraph" style:parent-style-name="_5f_Paragraphe_5f_avec_5f_Num_5f_Question" style:list-style-name="_5f_Numérotation_20_des_20_exercices"/>
    <style:style style:name="P49"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50" style:family="paragraph" style:parent-style-name="_5f_Premier_5f_Titre_5f_Exercices_5f_avec_5f_Num_5f_Exo_5f_sans_5f_Titre" style:list-style-name="_5f_Numérotation_20_des_20_exercices">
      <style:paragraph-properties fo:break-before="column"/>
    </style:style>
    <style:style style:name="P51" style:family="paragraph" style:parent-style-name="_5f_Titre_5f_Exercices_5f_sans_5f_Titre" style:list-style-name="_5f_Numérotation_20_des_20_exercices"/>
    <style:style style:name="P52" style:family="paragraph" style:parent-style-name="_5f_Titre_5f_Exercices_5f_sans_5f_Titre" style:list-style-name="_5f_Numérotation_20_des_20_exercices">
      <style:text-properties officeooo:paragraph-rsid="00c31001"/>
    </style:style>
    <style:style style:name="P53" style:family="paragraph" style:parent-style-name="_5f_Titre_5f_Exercices_5f_sans_5f_Titre" style:list-style-name="_5f_Numérotation_20_des_20_exercices">
      <style:paragraph-properties fo:break-before="column"/>
    </style:style>
    <style:style style:name="P54" style:family="paragraph">
      <style:paragraph-properties fo:text-align="center"/>
    </style:style>
    <style:style style:name="P5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56" style:family="paragraph">
      <loext:graphic-properties draw:fill="solid" draw:fill-color="#d7e12c"/>
    </style:style>
    <style:style style:name="P57" style:family="paragraph">
      <loext:graphic-properties draw:fill="solid" draw:fill-color="#1ca2b8"/>
    </style:style>
    <style:style style:name="P58" style:family="paragraph">
      <loext:graphic-properties draw:fill="solid" draw:fill-color="#9d0f89"/>
    </style:style>
    <style:style style:name="P59" style:family="paragraph">
      <loext:graphic-properties draw:fill="solid" draw:fill-color="#7fb241"/>
    </style:style>
    <style:style style:name="P6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officeooo:rsid="00b8bef2" style:font-weight-asian="normal" style:font-weight-complex="normal"/>
    </style:style>
    <style:style style:name="T29" style:family="text">
      <style:text-properties fo:font-weight="normal" style:font-size-asian="10pt" style:font-style-asian="normal" style:font-weight-asian="normal" style:font-size-complex="10pt" style:font-style-complex="normal" style:font-weight-complex="normal"/>
    </style:style>
    <style:style style:name="T30" style:family="text">
      <style:text-properties fo:font-weight="normal" officeooo:rsid="00bf3f87" style:font-size-asian="10pt" style:font-style-asian="normal" style:font-weight-asian="normal" style:font-size-complex="10pt" style:font-style-complex="normal" style:font-weight-complex="normal"/>
    </style:style>
    <style:style style:name="T31" style:family="text">
      <style:text-properties fo:font-weight="normal" officeooo:rsid="00c82c36" style:font-size-asian="10pt" style:font-style-asian="normal" style:font-weight-asian="normal" style:font-size-complex="10pt" style:font-style-complex="normal" style:font-weight-complex="normal"/>
    </style:style>
    <style:style style:name="T32" style:family="text">
      <style:text-properties fo:font-weight="normal" officeooo:rsid="00c4c09f" style:font-size-asian="10pt" style:font-style-asian="normal" style:font-weight-asian="normal" style:font-size-complex="10pt" style:font-style-complex="normal" style:font-weight-complex="normal"/>
    </style:style>
    <style:style style:name="T33" style:family="text">
      <style:text-properties fo:font-weight="normal" officeooo:rsid="003d180e" style:font-size-asian="10pt" style:font-style-asian="normal" style:font-weight-asian="normal" style:font-size-complex="10pt" style:font-style-complex="normal" style:font-weight-complex="normal"/>
    </style:style>
    <style:style style:name="T34" style:family="text">
      <style:text-properties fo:font-weight="normal" officeooo:rsid="00c01064" style:font-size-asian="10pt" style:font-style-asian="normal" style:font-weight-asian="normal" style:font-size-complex="10pt" style:font-style-complex="normal" style:font-weight-complex="normal"/>
    </style:style>
    <style:style style:name="T35" style:family="text">
      <style:text-properties fo:font-weight="normal" officeooo:rsid="00c52515" style:font-size-asian="10pt" style:font-style-asian="normal" style:font-weight-asian="normal" style:font-size-complex="10pt" style:font-style-complex="normal" style:font-weight-complex="normal"/>
    </style:style>
    <style:style style:name="T36" style:family="text">
      <style:text-properties fo:font-weight="normal" officeooo:rsid="001ebb53" style:font-size-asian="10pt" style:font-style-asian="normal" style:font-weight-asian="normal" style:font-size-complex="10pt" style:font-style-complex="normal" style:font-weight-complex="normal"/>
    </style:style>
    <style:style style:name="T37" style:family="text">
      <style:text-properties fo:font-weight="normal" officeooo:rsid="00ccdde1" style:font-size-asian="10pt" style:font-style-asian="normal" style:font-weight-asian="normal" style:font-size-complex="10pt" style:font-style-complex="normal" style:font-weight-complex="normal"/>
    </style:style>
    <style:style style:name="T38" style:family="text">
      <style:text-properties fo:font-weight="normal" officeooo:rsid="001ebb53" fo:background-color="#ffff00" loext:char-shading-value="0" style:font-size-asian="10pt" style:font-style-asian="normal" style:font-weight-asian="normal" style:font-size-complex="10pt" style:font-style-complex="normal" style:font-weight-complex="normal"/>
    </style:style>
    <style:style style:name="T39" style:family="text">
      <style:text-properties fo:font-weight="normal" officeooo:rsid="00c7a69e" fo:background-color="#ffff00" loext:char-shading-value="0" style:font-weight-asian="normal" style:font-weight-complex="normal"/>
    </style:style>
    <style:style style:name="T40" style:family="text">
      <style:text-properties fo:font-weight="normal" officeooo:rsid="002fd3ee" fo:background-color="#ffff00" loext:char-shading-value="0" style:font-weight-asian="normal" style:font-weight-complex="normal"/>
    </style:style>
    <style:style style:name="T41" style:family="text">
      <style:text-properties fo:font-weight="normal" fo:background-color="#ffff00" loext:char-shading-value="0" style:font-style-asian="normal" style:font-weight-asian="normal" style:font-style-complex="normal" style:font-weight-complex="normal"/>
    </style:style>
    <style:style style:name="T42" style:family="text">
      <style:text-properties fo:font-weight="normal" officeooo:rsid="003d180e" fo:background-color="#ffff00" loext:char-shading-value="0" style:font-style-asian="normal" style:font-weight-asian="normal" style:font-style-complex="normal" style:font-weight-complex="normal"/>
    </style:style>
    <style:style style:name="T43" style:family="text">
      <style:text-properties fo:font-weight="normal" officeooo:rsid="002fd3ee" fo:background-color="#ffff00" loext:char-shading-value="0" style:font-style-asian="normal" style:font-weight-asian="normal" style:font-style-complex="normal" style:font-weight-complex="normal"/>
    </style:style>
    <style:style style:name="T44" style:family="text">
      <style:text-properties fo:font-weight="normal" officeooo:rsid="0030a49b" style:font-style-asian="normal" style:font-weight-asian="normal" style:font-style-complex="normal" style:font-weight-complex="normal"/>
    </style:style>
    <style:style style:name="T45" style:family="text">
      <style:text-properties style:use-window-font-color="true" loext:opacity="0%" style:text-line-through-style="none" style:text-line-through-type="none" officeooo:rsid="00ce0a21" fo:background-color="transparent" loext:char-shading-value="0"/>
    </style:style>
    <style:style style:name="T46" style:family="text">
      <style:text-properties style:use-window-font-color="true" loext:opacity="0%" style:text-line-through-style="none" style:text-line-through-type="none" officeooo:rsid="00c68fd2" fo:background-color="transparent" loext:char-shading-value="0"/>
    </style:style>
    <style:style style:name="T47" style:family="text">
      <style:text-properties style:use-window-font-color="true" loext:opacity="0%" style:text-line-through-style="none" style:text-line-through-type="none" style:font-name="Bitstream Vera Sans1" fo:font-size="10pt" officeooo:rsid="00d0a684" fo:background-color="transparent" loext:char-shading-value="0" style:font-size-asian="10pt" style:font-size-complex="10pt"/>
    </style:style>
    <style:style style:name="T48" style:family="text">
      <style:text-properties style:use-window-font-color="true" loext:opacity="0%" style:text-line-through-style="none" style:text-line-through-type="none" style:font-name="Bitstream Vera Sans1" fo:font-size="10pt" officeooo:rsid="00bf469f" fo:background-color="transparent" loext:char-shading-value="0" style:font-size-asian="10pt" style:font-size-complex="10pt"/>
    </style:style>
    <style:style style:name="T49" style:family="text">
      <style:text-properties style:use-window-font-color="true" loext:opacity="0%" style:text-line-through-style="none" style:text-line-through-type="none" fo:language="fr" fo:country="FR" fo:font-weight="normal" officeooo:rsid="00c7cfdd"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50" style:family="text">
      <style:text-properties style:use-window-font-color="true" loext:opacity="0%" style:text-line-through-style="none" style:text-line-through-type="none" fo:language="fr" fo:country="FR" fo:font-weight="normal" officeooo:rsid="00c7cfdd" style:letter-kerning="true" fo:background-color="transparent"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51" style:family="text">
      <style:text-properties style:use-window-font-color="true" loext:opacity="0%" fo:font-weight="normal" fo:background-color="#ffff00" loext:char-shading-value="0" style:font-size-asian="10pt" style:font-style-asian="normal" style:font-weight-asian="normal" style:font-size-complex="10pt" style:font-style-complex="normal" style:font-weight-complex="normal"/>
    </style:style>
    <style:style style:name="T52" style:family="text">
      <style:text-properties style:use-window-font-color="true" loext:opacity="0%" fo:font-weight="normal" officeooo:rsid="00c4c09f" fo:background-color="#ffff00" loext:char-shading-value="0" style:font-size-asian="10pt" style:font-style-asian="normal" style:font-weight-asian="normal" style:font-size-complex="10pt" style:font-style-complex="normal" style:font-weight-complex="normal"/>
    </style:style>
    <style:style style:name="T53" style:family="text">
      <style:text-properties style:use-window-font-color="true" loext:opacity="0%" fo:font-weight="normal" officeooo:rsid="00ccdde1" fo:background-color="#ffff00" loext:char-shading-value="0" style:font-size-asian="10pt" style:font-style-asian="normal" style:font-weight-asian="normal" style:font-size-complex="10pt" style:font-style-complex="normal" style:font-weight-complex="normal"/>
    </style:style>
    <style:style style:name="T54" style:family="text">
      <style:text-properties style:use-window-font-color="true" loext:opacity="0%" fo:font-weight="normal" officeooo:rsid="001ebb53" fo:background-color="#ffff00" loext:char-shading-value="0" style:font-size-asian="10pt" style:font-style-asian="normal" style:font-weight-asian="normal" style:font-size-complex="10pt" style:font-style-complex="normal" style:font-weight-complex="normal"/>
    </style:style>
    <style:style style:name="T55" style:family="text">
      <style:text-properties style:use-window-font-color="true" loext:opacity="0%" fo:font-weight="normal" fo:background-color="transparent" loext:char-shading-value="0" style:font-size-asian="10pt" style:font-style-asian="normal" style:font-weight-asian="normal" style:font-size-complex="10pt" style:font-style-complex="normal" style:font-weight-complex="normal"/>
    </style:style>
    <style:style style:name="T56" style:family="text">
      <style:text-properties style:use-window-font-color="true" loext:opacity="0%" style:font-name="Bitstream Vera Sans1" fo:font-size="10pt" fo:letter-spacing="-0.014cm" fo:font-style="normal" fo:font-weight="normal" officeooo:rsid="001ebb53" fo:background-color="#ffff00" loext:char-shading-value="0" style:font-size-asian="10pt" style:font-style-asian="normal" style:font-weight-asian="normal" style:font-size-complex="10pt" style:font-style-complex="normal" style:font-weight-complex="normal"/>
    </style:style>
    <style:style style:name="T57" style:family="text">
      <style:text-properties style:use-window-font-color="true" loext:opacity="0%" style:font-name="Bitstream Vera Sans1" fo:font-size="10pt" fo:font-style="normal" fo:font-weight="normal" fo:background-color="#ffff00" loext:char-shading-value="0" style:font-size-asian="10pt" style:font-style-asian="normal" style:font-weight-asian="normal" style:font-size-complex="10pt" style:font-style-complex="normal" style:font-weight-complex="normal"/>
    </style:style>
    <style:style style:name="T58" style:family="text">
      <style:text-properties style:use-window-font-color="true" loext:opacity="0%" style:font-name="Bitstream Vera Sans1" fo:font-size="10pt" fo:font-style="normal" fo:font-weight="normal" officeooo:rsid="001ebb53" fo:background-color="#ffff00" loext:char-shading-value="0" style:font-size-asian="10pt" style:font-style-asian="normal" style:font-weight-asian="normal" style:font-size-complex="10pt" style:font-style-complex="normal" style:font-weight-complex="normal"/>
    </style:style>
    <style:style style:name="T59" style:family="text">
      <style:text-properties style:use-window-font-color="true" loext:opacity="0%" style:font-name="Bitstream Vera Sans1" fo:font-size="10pt" fo:font-style="normal" fo:font-weight="normal" officeooo:rsid="00c68fd2" fo:background-color="#ffff00" loext:char-shading-value="0" style:font-size-asian="10pt" style:font-style-asian="normal" style:font-weight-asian="normal" style:font-size-complex="10pt" style:font-style-complex="normal" style:font-weight-complex="normal"/>
    </style:style>
    <style:style style:name="T60" style:family="text">
      <style:text-properties style:use-window-font-color="true" loext:opacity="0%" style:font-name="Bitstream Vera Sans1" fo:font-size="10pt" fo:font-style="normal" fo:font-weight="normal" officeooo:rsid="00c01064" fo:background-color="#ffff00" loext:char-shading-value="0" style:font-size-asian="10pt" style:font-style-asian="normal" style:font-weight-asian="normal" style:font-size-complex="10pt" style:font-style-complex="normal" style:font-weight-complex="normal"/>
    </style:style>
    <style:style style:name="T61" style:family="text">
      <style:text-properties style:use-window-font-color="true" loext:opacity="0%" fo:background-color="#ffff00" loext:char-shading-value="0"/>
    </style:style>
    <style:style style:name="T62" style:family="text">
      <style:text-properties style:use-window-font-color="true" loext:opacity="0%" fo:background-color="#ffff00" loext:char-shading-value="0" style:font-style-asian="normal" style:font-style-complex="normal"/>
    </style:style>
    <style:style style:name="T63" style:family="text">
      <style:text-properties style:use-window-font-color="true" loext:opacity="0%" officeooo:rsid="0030a49b" fo:background-color="#ffff00" loext:char-shading-value="0" style:font-style-asian="normal" style:font-style-complex="normal"/>
    </style:style>
    <style:style style:name="T64" style:family="text">
      <style:text-properties style:use-window-font-color="true" loext:opacity="0%" officeooo:rsid="00c7a69e" fo:background-color="#ffff00" loext:char-shading-value="0" style:font-style-asian="normal" style:font-style-complex="normal"/>
    </style:style>
    <style:style style:name="T65" style:family="text">
      <style:text-properties style:use-window-font-color="true" loext:opacity="0%" officeooo:rsid="00c0f905" fo:background-color="#ffff00" loext:char-shading-value="0" style:font-style-asian="normal" style:font-style-complex="normal"/>
    </style:style>
    <style:style style:name="T66" style:family="text">
      <style:text-properties style:use-window-font-color="true" loext:opacity="0%" officeooo:rsid="00d8940b" fo:background-color="#ffff00" loext:char-shading-value="0"/>
    </style:style>
    <style:style style:name="T67" style:family="text">
      <style:text-properties style:use-window-font-color="true" loext:opacity="0%" officeooo:rsid="00c7a69e" fo:background-color="#ffff00" loext:char-shading-value="0"/>
    </style:style>
    <style:style style:name="T68" style:family="text">
      <style:text-properties style:use-window-font-color="true" loext:opacity="0%" style:font-name="OpenSymbol2" fo:background-color="#ffff00" loext:char-shading-value="0"/>
    </style:style>
    <style:style style:name="T69" style:family="text">
      <style:text-properties officeooo:rsid="00b8bef2"/>
    </style:style>
    <style:style style:name="T70" style:family="text">
      <style:text-properties fo:color="#000000" loext:opacity="100%" style:font-name="Bitstream Vera Sans6" fo:font-size="10pt" fo:language="fr" fo:country="FR" fo:font-style="normal" fo:font-weight="normal" officeooo:rsid="00bb16ec" style:letter-kerning="true" style:font-name-asian="Bitstream Vera Sans2" style:font-size-asian="10pt" style:language-asian="zh" style:country-asian="CN" style:font-style-asian="italic" style:font-weight-asian="normal" style:font-name-complex="Bitstream Vera Sans2" style:language-complex="hi" style:country-complex="IN" style:font-style-complex="italic" style:font-weight-complex="normal"/>
    </style:style>
    <style:style style:name="T71" style:family="text">
      <style:text-properties fo:color="#000000" loext:opacity="100%" style:font-name="Bitstream Vera Sans6" fo:font-size="10pt" fo:language="fr" fo:country="FR" fo:font-weight="normal" officeooo:rsid="00bb16ec" style:letter-kerning="true" style:font-name-asian="Bitstream Vera Sans2" style:font-size-asian="10pt" style:language-asian="zh" style:country-asian="CN" style:font-weight-asian="normal" style:font-name-complex="Bitstream Vera Sans2" style:language-complex="hi" style:country-complex="IN" style:font-weight-complex="normal"/>
    </style:style>
    <style:style style:name="T72" style:family="text">
      <style:text-properties style:text-position="super 58%"/>
    </style:style>
    <style:style style:name="T73" style:family="text">
      <style:text-properties officeooo:rsid="00bc7c9f"/>
    </style:style>
    <style:style style:name="T74" style:family="text">
      <style:text-properties officeooo:rsid="00c0bc50"/>
    </style:style>
    <style:style style:name="T75" style:family="text">
      <style:text-properties officeooo:rsid="00c190de"/>
    </style:style>
    <style:style style:name="T76" style:family="text">
      <style:text-properties officeooo:rsid="00c8de8f"/>
    </style:style>
    <style:style style:name="T77" style:family="text">
      <style:text-properties fo:font-weight="bold" style:font-weight-asian="bold" style:font-weight-complex="bold"/>
    </style:style>
    <style:style style:name="T78" style:family="text">
      <style:text-properties officeooo:rsid="00bf3f87"/>
    </style:style>
    <style:style style:name="T79" style:family="text">
      <style:text-properties style:font-name="OpenSymbol1" fo:font-style="normal" fo:font-weight="normal" officeooo:rsid="00bf3f87" style:font-name-asian="OpenSymbol2" style:font-size-asian="10pt" style:font-style-asian="normal" style:font-weight-asian="normal" style:font-name-complex="OpenSymbol2" style:font-size-complex="10pt" style:font-style-complex="normal" style:font-weight-complex="normal"/>
    </style:style>
    <style:style style:name="T80" style:family="text">
      <style:text-properties officeooo:rsid="00c4c09f" fo:background-color="#ffff00" loext:char-shading-value="0"/>
    </style:style>
    <style:style style:name="T81" style:family="text">
      <style:text-properties style:font-size-asian="10pt" style:font-style-asian="normal" style:font-size-complex="10pt" style:font-style-complex="normal"/>
    </style:style>
    <style:style style:name="T82" style:family="text">
      <style:text-properties officeooo:rsid="00c82c36" style:font-size-asian="10pt" style:font-style-asian="normal" style:font-size-complex="10pt" style:font-style-complex="normal"/>
    </style:style>
    <style:style style:name="T83" style:family="text">
      <style:text-properties fo:font-style="normal" style:font-size-asian="10pt" style:font-style-asian="normal" style:font-size-complex="10pt" style:font-style-complex="normal"/>
    </style:style>
    <style:style style:name="T84" style:family="text">
      <style:text-properties fo:font-style="normal" officeooo:rsid="0027ca26" style:font-size-asian="10pt" style:font-style-asian="normal" style:font-size-complex="10pt" style:font-style-complex="normal"/>
    </style:style>
    <style:style style:name="T85" style:family="text">
      <style:text-properties fo:font-style="normal" officeooo:rsid="00c01064" style:font-size-asian="10pt" style:font-style-asian="normal" style:font-size-complex="10pt" style:font-style-complex="normal"/>
    </style:style>
    <style:style style:name="T86" style:family="text">
      <style:text-properties officeooo:rsid="00c52515"/>
    </style:style>
    <style:style style:name="T87" style:family="text">
      <style:text-properties fo:font-variant="normal" fo:text-transform="none" style:use-window-font-color="true" loext:opacity="0%" style:font-name="Bitstream Vera Sans1" fo:font-size="10pt" fo:font-style="normal" fo:font-weight="normal" officeooo:rsid="00c0f905" fo:background-color="#ffff00" loext:char-shading-value="0" style:font-size-asian="10pt" style:font-style-asian="normal" style:font-weight-asian="normal" style:font-size-complex="10pt" style:font-style-complex="normal" style:font-weight-complex="normal"/>
    </style:style>
    <style:style style:name="T88" style:family="text">
      <style:text-properties fo:font-variant="normal" fo:text-transform="none" style:use-window-font-color="true" loext:opacity="0%" style:font-name="Bitstream Vera Sans1" fo:font-size="10pt" fo:font-style="normal" fo:font-weight="normal" officeooo:rsid="00c7a69e" fo:background-color="#ffff00" loext:char-shading-value="0" style:font-size-asian="10pt" style:font-style-asian="normal" style:font-weight-asian="normal" style:font-size-complex="10pt" style:font-style-complex="normal" style:font-weight-complex="normal"/>
    </style:style>
    <style:style style:name="T89" style:family="text">
      <style:text-properties fo:font-variant="normal" fo:text-transform="none" style:use-window-font-color="true" loext:opacity="0%" style:text-line-through-style="none" style:text-line-through-type="none" style:font-name="Bitstream Vera Sans7" fo:font-size="10pt" fo:font-style="normal" fo:font-weight="normal" officeooo:rsid="00d45e1c" fo:background-color="#ffff00" loext:char-shading-value="0" style:font-size-asian="10pt" style:font-style-asian="normal" style:font-weight-asian="normal" style:font-size-complex="10pt" style:font-style-complex="normal" style:font-weight-complex="normal"/>
    </style:style>
    <style:style style:name="T90" style:family="text">
      <style:text-properties fo:font-variant="normal" fo:text-transform="none" style:use-window-font-color="true" loext:opacity="0%" fo:letter-spacing="-0.025cm" fo:font-weight="normal" fo:background-color="#ffff00" loext:char-shading-value="0" style:font-size-asian="11pt" style:font-style-asian="normal" style:font-weight-asian="normal" style:font-size-complex="11pt" style:font-style-complex="normal" style:font-weight-complex="normal"/>
    </style:style>
    <style:style style:name="T91" style:family="text">
      <style:text-properties fo:font-variant="normal" fo:text-transform="none" style:use-window-font-color="true" loext:opacity="0%" fo:font-weight="normal" officeooo:rsid="002a8275" fo:background-color="#ffff00" loext:char-shading-value="0" style:font-size-asian="10pt" style:font-style-asian="normal" style:font-weight-asian="normal" style:font-size-complex="10pt" style:font-style-complex="normal" style:font-weight-complex="normal"/>
    </style:style>
    <style:style style:name="T92" style:family="text">
      <style:text-properties fo:font-variant="normal" fo:text-transform="none" style:use-window-font-color="true" loext:opacity="0%" fo:font-weight="normal" officeooo:rsid="00d8940b" fo:background-color="#ffff00" loext:char-shading-value="0" style:font-size-asian="10pt" style:font-style-asian="normal" style:font-weight-asian="normal" style:font-size-complex="10pt" style:font-style-complex="normal" style:font-weight-complex="normal"/>
    </style:style>
    <style:style style:name="T93" style:family="text">
      <style:text-properties fo:font-variant="normal" fo:text-transform="none" style:use-window-font-color="true" loext:opacity="0%" fo:font-weight="normal" officeooo:rsid="00c7a69e" fo:background-color="#ffff00" loext:char-shading-value="0" style:font-size-asian="10pt" style:font-style-asian="normal" style:font-weight-asian="normal" style:font-size-complex="10pt" style:font-style-complex="normal" style:font-weight-complex="normal"/>
    </style:style>
    <style:style style:name="T94" style:family="text">
      <style:text-properties fo:font-variant="normal" fo:text-transform="none" fo:font-weight="normal" style:font-size-asian="11pt" style:font-style-asian="normal" style:font-weight-asian="normal" style:font-size-complex="11pt" style:font-style-complex="normal" style:font-weight-complex="normal"/>
    </style:style>
    <style:style style:name="T95" style:family="text">
      <style:text-properties fo:font-variant="normal" fo:text-transform="none" fo:font-weight="normal" officeooo:rsid="002fd3ee" style:font-size-asian="11pt" style:font-style-asian="normal" style:font-weight-asian="normal" style:font-size-complex="11pt" style:font-style-complex="normal" style:font-weight-complex="normal"/>
    </style:style>
    <style:style style:name="T96" style:family="text">
      <style:text-properties fo:font-variant="normal" fo:text-transform="none" fo:font-weight="normal" officeooo:rsid="00c0f905" style:font-size-asian="11pt" style:font-style-asian="normal" style:font-weight-asian="normal" style:font-size-complex="11pt" style:font-style-complex="normal" style:font-weight-complex="normal"/>
    </style:style>
    <style:style style:name="T97" style:family="text">
      <style:text-properties fo:font-variant="normal" fo:text-transform="none" fo:font-weight="normal" officeooo:rsid="0030a49b" style:font-size-asian="11pt" style:font-style-asian="normal" style:font-weight-asian="normal" style:font-size-complex="11pt" style:font-style-complex="normal" style:font-weight-complex="normal"/>
    </style:style>
    <style:style style:name="T98" style:family="text">
      <style:text-properties fo:font-variant="normal" fo:text-transform="none" fo:font-weight="normal" officeooo:rsid="002fd3ee" style:font-size-asian="10pt" style:font-style-asian="normal" style:font-weight-asian="normal" style:font-size-complex="10pt" style:font-style-complex="normal" style:font-weight-complex="normal"/>
    </style:style>
    <style:style style:name="T99" style:family="text">
      <style:text-properties fo:font-variant="normal" fo:text-transform="none" fo:font-weight="normal" officeooo:rsid="00c7a69e" style:font-size-asian="10pt" style:font-style-asian="normal" style:font-weight-asian="normal" style:font-size-complex="10pt" style:font-style-complex="normal" style:font-weight-complex="normal"/>
    </style:style>
    <style:style style:name="T100" style:family="text">
      <style:text-properties fo:font-variant="normal" fo:text-transform="none" fo:font-weight="normal" officeooo:rsid="0030a49b" style:font-size-asian="10pt" style:font-style-asian="normal" style:font-weight-asian="normal" style:font-size-complex="10pt" style:font-style-complex="normal" style:font-weight-complex="normal"/>
    </style:style>
    <style:style style:name="T101" style:family="text">
      <style:text-properties fo:font-variant="normal" fo:text-transform="none" fo:font-weight="normal" officeooo:rsid="00c0f905" style:font-size-asian="10pt" style:font-style-asian="normal" style:font-weight-asian="normal" style:font-size-complex="10pt" style:font-style-complex="normal" style:font-weight-complex="normal"/>
    </style:style>
    <style:style style:name="T102" style:family="text">
      <style:text-properties fo:font-variant="normal" fo:text-transform="none" fo:font-weight="normal" officeooo:rsid="002a8275" fo:background-color="#ffffff" loext:char-shading-value="0"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OpenSymbol2" fo:font-weight="normal" officeooo:rsid="002a8275" fo:background-color="#ffffff" loext:char-shading-value="0" style:font-size-asian="10pt" style:font-style-asian="normal" style:font-weight-asian="normal" style:font-size-complex="10pt" style:font-style-complex="normal" style:font-weight-complex="normal"/>
    </style:style>
    <style:style style:name="T104" style:family="text">
      <style:text-properties officeooo:rsid="00c7a69e"/>
    </style:style>
    <style:style style:name="T105" style:family="text"/>
    <style:style style:name="T106"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_5f_Formule_5f_corrigée">
      <style:graphic-properties style:vertical-pos="from-top" style:horizontal-pos="from-left" style:horizontal-rel="paragraph-content" draw:ole-draw-aspect="1"/>
    </style:style>
    <style:style style:name="fr6" style:family="graphic" style:parent-style-name="_5f_Formule_5f_corrigée">
      <style:graphic-properties style:vertical-pos="middle" style:vertical-rel="text" style:horizontal-pos="from-left" style:horizontal-rel="paragraph-content" draw:ole-draw-aspect="1"/>
    </style:style>
    <style:style style:name="fr7" style:family="graphic" style:parent-style-name="Formule_5f_corrigée">
      <style:graphic-properties fo:margin-left="0cm" fo:margin-right="0cm" style:wrap="parallel" style:number-wrapped-paragraphs="no-limit" style:wrap-contour="false" style:vertical-pos="from-top" style:horizontal-pos="from-left" style:horizontal-rel="paragraph-content" draw:ole-draw-aspect="1"/>
    </style:style>
    <style:style style:name="fr8" style:family="graphic" style:parent-style-name="Formule_5f_corrigée">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21979714" text:style-name="_5f_Numérotation_20_des_20_exercices">
        <text:list-item>
          <text:h text:style-name="P49" text:outline-level="1"><text:span text:style-name="_5f_Caractères">Une entreprise a produit 350 tonnes d'écrous et de vis. Elle a vendu un quart de sa production sur le marché national, 30 % sur le marché européen, 10 % sur le marché américain et le reste sur le marché asiatique. Dans chaque cas, calcule la pro­duction en tonnes correspondante.</text:span></text:h>
        </text:list-item>
      </text:list>
      <text:h text:style-name="P29" text:outline-level="1"><text:span text:style-name="_5f_Correction_20_surligné">Marché national</text:span><text:span text:style-name="_5f_Correction_20_surligné"><text:span text:style-name="T78"> </text:span></text:span><text:span text:style-name="_5f_Correction_20_surligné">:</text:span><text:span text:style-name="_5f_Correction_20_surligné"><text:span text:style-name="T78"> </text:span></text:span><text:span text:style-name="_5f_Correction_20_surligné"><draw:frame draw:style-name="fr7" draw:name="Objet75" text:anchor-type="as-char" svg:y="-0.534cm" svg:width="1.199cm" svg:height="0.87cm" draw:z-index="91"><draw:object xlink:href="./Object 1" xlink:type="simple" xlink:show="embed" xlink:actuate="onLoad"/><draw:image xlink:href="./ObjectReplacements/Object 1" xlink:type="simple" xlink:show="embed" xlink:actuate="onLoad"/><svg:desc>formula</svg:desc></draw:frame></text:span><text:span text:style-name="_5f_Correction_20_surligné"><text:span text:style-name="T78"> </text:span></text:span><text:span text:style-name="_5f_Correction_20_surligné">=</text:span><text:span text:style-name="_5f_Correction_20_surligné"><text:span text:style-name="T78"> </text:span></text:span><text:span text:style-name="_5f_Correction_20_surligné">87,5</text:span><text:span text:style-name="_5f_Correction_20_surligné"><text:span text:style-name="T78"> </text:span></text:span><text:span text:style-name="_5f_Correction_20_surligné">t</text:span></text:h>
      <text:h text:style-name="P30" text:outline-level="1"><text:span text:style-name="_5f_Correction_20_surligné"><text:span text:style-name="T29">Marché européen</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29"><draw:frame draw:style-name="fr8" draw:name="Objet77" text:anchor-type="as-char" svg:width="0.945cm" svg:height="0.873cm" draw:z-index="92"><draw:object xlink:href="./Object 2" xlink:type="simple" xlink:show="embed" xlink:actuate="onLoad"/><draw:image xlink:href="./ObjectReplacements/Object 2" xlink:type="simple" xlink:show="embed" xlink:actuate="onLoad"/><svg:desc>formula</svg:desc></draw:frame></text:span></text:span><text:span text:style-name="_5f_Correction_20_surligné"><text:span text:style-name="T30"> </text:span></text:span><text:span text:style-name="_5f_Correction_20_surligné"><text:span text:style-name="T79">×</text:span></text:span><text:span text:style-name="_5f_Correction_20_surligné"><text:span text:style-name="T30"> 350 t </text:span></text:span><text:span text:style-name="_5f_Correction_20_surligné"><text:span text:style-name="T29">=</text:span></text:span><text:span text:style-name="_5f_Correction_20_surligné"><text:span text:style-name="T30"> </text:span></text:span><text:span text:style-name="_5f_Correction_20_surligné"><text:span text:style-name="T29">105</text:span></text:span><text:span text:style-name="_5f_Correction_20_surligné"><text:span text:style-name="T30"> </text:span></text:span><text:span text:style-name="_5f_Correction_20_surligné"><text:span text:style-name="T29">t</text:span></text:span></text:h>
      <text:h text:style-name="P29" text:outline-level="1"><text:span text:style-name="_5f_Correction_20_surligné"><text:span text:style-name="T29">Marché américain</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29"><draw:frame draw:style-name="fr8" draw:name="Objet78" text:anchor-type="as-char" svg:width="0.945cm" svg:height="0.873cm" draw:z-index="93"><draw:object xlink:href="./Object 3" xlink:type="simple" xlink:show="embed" xlink:actuate="onLoad"/><draw:image xlink:href="./ObjectReplacements/Object 3" xlink:type="simple" xlink:show="embed" xlink:actuate="onLoad"/><svg:desc>formula</svg:desc></draw:frame></text:span></text:span><text:span text:style-name="_5f_Correction_20_surligné"><text:span text:style-name="T30"> </text:span></text:span><text:span text:style-name="_5f_Correction_20_surligné"><text:span text:style-name="T79">×</text:span></text:span><text:span text:style-name="_5f_Correction_20_surligné"><text:span text:style-name="T30"> 350 t = </text:span></text:span><text:span text:style-name="_5f_Correction_20_surligné"><text:span text:style-name="T29">35</text:span></text:span><text:span text:style-name="_5f_Correction_20_surligné"><text:span text:style-name="T30"> </text:span></text:span><text:span text:style-name="_5f_Correction_20_surligné"><text:span text:style-name="T29">t</text:span></text:span></text:h>
      <text:h text:style-name="P30" text:outline-level="1"><text:span text:style-name="_5f_Correction_20_surligné">Marché asiatique</text:span><text:span text:style-name="_5f_Correction_20_surligné"><text:span text:style-name="T30"> </text:span></text:span><text:span text:style-name="_5f_Correction_20_surligné">:</text:span></text:h>
      <text:h text:style-name="P29" text:outline-level="1"><text:span text:style-name="_5f_Correction_20_surligné">350</text:span><text:span text:style-name="_5f_Correction_20_surligné"><text:span text:style-name="T30"> </text:span></text:span><text:span text:style-name="_5f_Correction_20_surligné">t</text:span><text:span text:style-name="_5f_Correction_20_surligné"><text:span text:style-name="T30"> </text:span></text:span><text:span text:style-name="_5f_Correction_20_surligné">–</text:span><text:span text:style-name="_5f_Correction_20_surligné"><text:span text:style-name="T30"> </text:span></text:span><text:span text:style-name="_5f_Correction_20_surligné">(87,5</text:span><text:span text:style-name="_5f_Correction_20_surligné"><text:span text:style-name="T30"> </text:span></text:span><text:span text:style-name="_5f_Correction_20_surligné">t</text:span><text:span text:style-name="_5f_Correction_20_surligné"><text:span text:style-name="T30"> </text:span></text:span><text:span text:style-name="_5f_Correction_20_surligné">+</text:span><text:span text:style-name="_5f_Correction_20_surligné"><text:span text:style-name="T30"> </text:span></text:span><text:span text:style-name="_5f_Correction_20_surligné">105</text:span><text:span text:style-name="_5f_Correction_20_surligné"><text:span text:style-name="T30"> </text:span></text:span><text:span text:style-name="_5f_Correction_20_surligné">t</text:span><text:span text:style-name="_5f_Correction_20_surligné"><text:span text:style-name="T30"> </text:span></text:span><text:span text:style-name="_5f_Correction_20_surligné">+</text:span><text:span text:style-name="_5f_Correction_20_surligné"><text:span text:style-name="T30"> </text:span></text:span><text:span text:style-name="_5f_Correction_20_surligné">35</text:span><text:span text:style-name="_5f_Correction_20_surligné"><text:span text:style-name="T30"> </text:span></text:span><text:span text:style-name="_5f_Correction_20_surligné">t)</text:span><text:span text:style-name="_5f_Correction_20_surligné"><text:span text:style-name="T30"> </text:span></text:span><text:span text:style-name="_5f_Correction_20_surligné">=</text:span><text:span text:style-name="_5f_Correction_20_surligné"><text:span text:style-name="T30"> </text:span></text:span><text:span text:style-name="_5f_Correction_20_surligné">122,5</text:span><text:span text:style-name="_5f_Correction_20_surligné"><text:span text:style-name="T30"> </text:span></text:span><text:span text:style-name="_5f_Correction_20_surligné">t</text:span></text:h>
      <text:list xml:id="list175234695078810" text:continue-numbering="true" text:style-name="_5f_Numérotation_20_des_20_exercices">
        <text:list-item>
          <text:h text:style-name="P51" text:outline-level="1"><text:span text:style-name="_5f_Caractères">Au collège de Noémie, le foyer socio-éducatif (FSE) prend en charge 25 % du financement des voyages scolaires alors que dans celui d</text:span><text:span text:style-name="_5f_Caractères"><text:span text:style-name="T76">'Arthur</text:span></text:span><text:span text:style-name="_5f_Caractères">, pour un voyage de 180 €, le FSE a donné 54 €.</text:span></text:h>
          <text:list>
            <text:list-item>
              <text:p text:style-name="P48"><text:span text:style-name="_5f_Caractères">Si Noémie participe à un voyage qui coûte 230 €, quel montant est pris en charge par son FSE ?</text:span></text:p>
            </text:list-item>
          </text:list>
        </text:list-item>
      </text:list>
      <text:h text:style-name="P29" text:outline-level="1"><text:span text:style-name="_5f_Caractères"><text:span text:style-name="T80">Calcul du montant pris en charge par le FSE :</text:span></text:span></text:h>
      <text:p text:style-name="P33"><text:span text:style-name="_5f_Correction_20_surligné"><text:span text:style-name="T29"><draw:frame draw:style-name="fr7" draw:name="Objet9" text:anchor-type="as-char" svg:y="-0.534cm" svg:width="2.387cm" svg:height="0.87cm" draw:z-index="94"><draw:object xlink:href="./Object 4" xlink:type="simple" xlink:show="embed" xlink:actuate="onLoad"/><draw:image xlink:href="./ObjectReplacements/Object 4" xlink:type="simple" xlink:show="embed" xlink:actuate="onLoad"/><svg:desc>formula</svg:desc></draw:frame></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29">57,5</text:span></text:span><text:span text:style-name="_5f_Correction_20_surligné"><text:span text:style-name="T31">0</text:span></text:span><text:span text:style-name="_5f_Correction_20_surligné"><text:span text:style-name="T30"> </text:span></text:span><text:span text:style-name="_5f_Correction_20_surligné"><text:span text:style-name="T29">€. </text:span></text:span></text:p>
      <text:p text:style-name="P33"><text:span text:style-name="_5f_Correction_20_surligné"><text:span text:style-name="T29">Le FSE </text:span></text:span><text:span text:style-name="_5f_Correction_20_surligné"><text:span text:style-name="T32">prend en charge</text:span></text:span><text:span text:style-name="_5f_Correction_20_surligné"><text:span text:style-name="T29"> 57,50</text:span></text:span><text:span text:style-name="_5f_Correction_20_surligné"><text:span text:style-name="T30"> </text:span></text:span><text:span text:style-name="_5f_Correction_20_surligné"><text:span text:style-name="T29">€.</text:span></text:span></text:p>
      <text:list xml:id="list175234590637662" text:continue-numbering="true" text:style-name="_5f_Numérotation_20_des_20_exercices">
        <text:list-item>
          <text:list>
            <text:list-item>
              <text:p text:style-name="P48"><text:span text:style-name="_5f_Caractères">En proportion, dans quel collège le FSE parti­cipe-t-il le plus au financement des voyages ?</text:span></text:p>
            </text:list-item>
          </text:list>
        </text:list-item>
      </text:list>
      <text:h text:style-name="P29" text:outline-level="1"><text:span text:style-name="_5f_Caractères"><text:span text:style-name="T80">Comparaison des proportions :</text:span></text:span></text:h>
      <text:h text:style-name="P29" text:outline-level="1"><text:span text:style-name="_5f_Correction_20_surligné"><text:span text:style-name="T29"><draw:frame draw:style-name="fr8" draw:name="Objet8" text:anchor-type="as-char" svg:width="0.94cm" svg:height="0.87cm" draw:z-index="95"><draw:object xlink:href="./Object 5" xlink:type="simple" xlink:show="embed" xlink:actuate="onLoad"/><draw:image xlink:href="./ObjectReplacements/Object 5" xlink:type="simple" xlink:show="embed" xlink:actuate="onLoad"/><svg:desc>formula</svg:desc></draw:frame></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33">0,</text:span></text:span><text:span text:style-name="_5f_Correction_20_surligné"><text:span text:style-name="T29">30</text:span></text:span><text:span text:style-name="_5f_Correction_20_surligné"><text:span text:style-name="T30"> </text:span></text:span><text:span text:style-name="_5f_Correction_20_surligné"><text:span text:style-name="T33">=</text:span></text:span><text:span text:style-name="_5f_Correction_20_surligné"><text:span text:style-name="T30"> </text:span></text:span><text:span text:style-name="_5f_Correction_20_surligné"><text:span text:style-name="T33">30</text:span></text:span><text:span text:style-name="_5f_Correction_20_surligné"><text:span text:style-name="T30"> </text:span></text:span><text:span text:style-name="_5f_Correction_20_surligné"><text:span text:style-name="T33">%</text:span></text:span><text:span text:style-name="_5f_Correction_20_surligné"><text:span text:style-name="T29">. </text:span></text:span></text:h>
      <text:h text:style-name="P29" text:outline-level="1"><text:span text:style-name="_5f_Correction_20_surligné"><text:span text:style-name="T51">C'est dans le collège d</text:span></text:span><text:span text:style-name="_5f_Correction_20_surligné"><text:span text:style-name="T53">'Arthur</text:span></text:span><text:span text:style-name="_5f_Correction_20_surligné"><text:span text:style-name="T51"> que le financement</text:span></text:span><text:span text:style-name="_5f_Correction_20_surligné"><text:span text:style-name="T55"> </text:span></text:span><text:span text:style-name="_5f_Correction_20_surligné"><text:span text:style-name="T51">es</text:span></text:span><text:span text:style-name="_5f_Correction_20_surligné"><text:span text:style-name="T52">t le plus important avec 30 % contre 25 % </text:span></text:span><text:span text:style-name="_5f_Correction_20_surligné"><text:span text:style-name="T49">pour</text:span></text:span><text:span text:style-name="_5f_Correction_20_surligné"><text:span text:style-name="T50"> </text:span></text:span><text:span text:style-name="_5f_Correction_20_surligné"><text:span text:style-name="T49">celui de Noémie.</text:span></text:span></text:h>
      <text:list xml:id="list175235646081083" text:continue-numbering="true" text:style-name="_5f_Numérotation_20_des_20_exercices">
        <text:list-item>
          <text:h text:style-name="P52" text:outline-level="1"><text:span text:style-name="_5f_Caractères">« Début 202</text:span><text:span text:style-name="_5f_Caractères"><text:span text:style-name="T75">3</text:span></text:span><text:span text:style-name="_5f_Caractères">, quatre élèves de 5</text:span><text:span text:style-name="_5f_Caractères"><text:span text:style-name="T72">e</text:span></text:span><text:span text:style-name="_5f_Caractères"> sur cinq dé­clarent posséder un téléphone portable et 7 sur 10 faire partie d'un réseau social. » </text:span></text:h>
          <text:h text:style-name="P52" text:outline-level="1"><text:span text:style-name="_5f_Caractères"><text:span text:style-name="T69">Exprime ces do</text:span></text:span><text:span text:style-name="_5f_Caractères"><text:span text:style-name="T73">nn</text:span></text:span><text:span text:style-name="_5f_Caractères"><text:span text:style-name="T69">ées sous forme de pourcentage</text:span></text:span><text:span text:style-name="_5f_Caractères">.</text:span></text:h>
        </text:list-item>
      </text:list>
      <text:h text:style-name="P29" text:outline-level="1"><text:span text:style-name="_5f_Correction_20_surligné"><text:span text:style-name="T29"><draw:frame draw:style-name="fr7" draw:name="Objet1" text:anchor-type="as-char" svg:y="-0.534cm" svg:width="0.492cm" svg:height="0.87cm" draw:z-index="96"><draw:object xlink:href="./Object 6" xlink:type="simple" xlink:show="embed" xlink:actuate="onLoad"/><draw:image xlink:href="./ObjectReplacements/Object 6" xlink:type="simple" xlink:show="embed" xlink:actuate="onLoad"/><svg:desc>formula</svg:desc></draw:frame></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33">0,</text:span></text:span><text:span text:style-name="_5f_Correction_20_surligné"><text:span text:style-name="T34">8</text:span></text:span><text:span text:style-name="_5f_Correction_20_surligné"><text:span text:style-name="T29">0</text:span></text:span><text:span text:style-name="_5f_Correction_20_surligné"><text:span text:style-name="T30"> </text:span></text:span><text:span text:style-name="_5f_Correction_20_surligné"><text:span text:style-name="T33">=</text:span></text:span><text:span text:style-name="_5f_Correction_20_surligné"><text:span text:style-name="T30"> </text:span></text:span><text:span text:style-name="_5f_Correction_20_surligné"><text:span text:style-name="T34">8</text:span></text:span><text:span text:style-name="_5f_Correction_20_surligné"><text:span text:style-name="T33">0</text:span></text:span><text:span text:style-name="_5f_Correction_20_surligné"><text:span text:style-name="T30"> </text:span></text:span><text:span text:style-name="_5f_Correction_20_surligné"><text:span text:style-name="T33">% <text:s text:c="2"/></text:span></text:span><text:span text:style-name="_5f_Correction_20_surligné"><text:span text:style-name="T34">et <text:s/></text:span></text:span><text:span text:style-name="_5f_Correction_20_surligné"><text:span text:style-name="T34"><draw:frame draw:style-name="fr7" draw:name="Objet3" text:anchor-type="as-char" svg:y="-0.534cm" svg:width="0.716cm" svg:height="0.87cm" draw:z-index="97"><draw:object xlink:href="./Object 7" xlink:type="simple" xlink:show="embed" xlink:actuate="onLoad"/><draw:image xlink:href="./ObjectReplacements/Object 7" xlink:type="simple" xlink:show="embed" xlink:actuate="onLoad"/><svg:desc>formula</svg:desc></draw:frame></text:span></text:span><text:span text:style-name="_5f_Correction_20_surligné"><text:span text:style-name="T30"> </text:span></text:span><text:span text:style-name="_5f_Correction_20_surligné"><text:span text:style-name="T34">=</text:span></text:span><text:span text:style-name="_5f_Correction_20_surligné"><text:span text:style-name="T30"> </text:span></text:span><text:span text:style-name="_5f_Correction_20_surligné"><text:span text:style-name="T33">0,</text:span></text:span><text:span text:style-name="_5f_Correction_20_surligné"><text:span text:style-name="T34">70</text:span></text:span><text:span text:style-name="_5f_Correction_20_surligné"><text:span text:style-name="T30"> </text:span></text:span><text:span text:style-name="_5f_Correction_20_surligné"><text:span text:style-name="T33">=</text:span></text:span><text:span text:style-name="_5f_Correction_20_surligné"><text:span text:style-name="T30"> </text:span></text:span><text:span text:style-name="_5f_Correction_20_surligné"><text:span text:style-name="T34">7</text:span></text:span><text:span text:style-name="_5f_Correction_20_surligné"><text:span text:style-name="T33">0</text:span></text:span><text:span text:style-name="_5f_Correction_20_surligné"><text:span text:style-name="T30"> </text:span></text:span><text:span text:style-name="_5f_Correction_20_surligné"><text:span text:style-name="T33">%</text:span></text:span></text:h>
      <text:h text:style-name="P34" text:outline-level="1"><text:span text:style-name="_5f_Correction_20_surligné"><text:span text:style-name="T81">«Début 20</text:span></text:span><text:span text:style-name="_5f_Correction_20_surligné"><text:span text:style-name="T82">23</text:span></text:span><text:span text:style-name="_5f_Correction_20_surligné"><text:span text:style-name="T83">, </text:span></text:span><text:span text:style-name="_5f_Correction_20_surligné"><text:span text:style-name="T84">80% des</text:span></text:span><text:span text:style-name="_5f_Correction_20_surligné"><text:span text:style-name="T83"> </text:span></text:span><text:span text:style-name="_5f_Correction_20_surligné"><text:span text:style-name="T84">élèves</text:span></text:span><text:span text:style-name="_5f_Correction_20_surligné"><text:span text:style-name="T83"> </text:span></text:span><text:span text:style-name="_5f_Correction_20_surligné"><text:span text:style-name="T84">de 5ème </text:span></text:span><text:span text:style-name="_5f_Correction_20_surligné"><text:span text:style-name="T83"><text:s/>déclarent </text:span></text:span><text:span text:style-name="_5f_Correction_20_surligné"><text:span text:style-name="T84">posséder un téléphone portab</text:span></text:span><text:span text:style-name="_5f_Correction_20_surligné"><text:span text:style-name="T83">l</text:span></text:span><text:span text:style-name="_5f_Correction_20_surligné"><text:span text:style-name="T84">e</text:span></text:span><text:span text:style-name="_5f_Correction_20_surligné"><text:span text:style-name="T83"> et </text:span></text:span><text:span text:style-name="_5f_Correction_20_surligné"><text:span text:style-name="T85">7</text:span></text:span><text:span text:style-name="_5f_Correction_20_surligné"><text:span text:style-name="T84">0</text:span></text:span><text:span text:style-name="_5f_Correction_20_surligné"><text:span text:style-name="T52"> </text:span></text:span><text:span text:style-name="_5f_Correction_20_surligné"><text:span text:style-name="T84">%</text:span></text:span><text:span text:style-name="_5f_Correction_20_surligné"><text:span text:style-name="T83"> faire partie d'</text:span></text:span><text:span text:style-name="_5f_Correction_20_surligné"><text:span text:style-name="T84">un r</text:span></text:span><text:span text:style-name="_5f_Correction_20_surligné"><text:span text:style-name="T83">éseau socia</text:span></text:span><text:span text:style-name="_5f_Correction_20_surligné"><text:span text:style-name="T84">l</text:span></text:span><text:span text:style-name="_5f_Correction_20_surligné"><text:span text:style-name="T83">.»</text:span></text:span></text:h>
      <text:list xml:id="list175236595903131" text:continue-numbering="true" text:style-name="_5f_Numérotation_20_des_20_exercices">
        <text:list-header>
          <text:h text:style-name="P51" text:outline-level="1"><text:span text:style-name="_5f_Caractères"/></text:h>
        </text:list-header>
        <text:list-item>
          <text:h text:style-name="P50" text:outline-level="1"><text:span text:style-name="_5f_Caractères">Un commerçant a accordé un rabais de 15 % sur un article qui coûtait initialement 230 €.</text:span></text:h>
          <text:list>
            <text:list-item>
              <text:p text:style-name="P48"><text:span text:style-name="_5f_Caractères">Quel sera le nouveau prix de vente ?</text:span></text:p>
            </text:list-item>
          </text:list>
        </text:list-item>
      </text:list>
      <text:h text:style-name="P29" text:outline-level="1"><text:span text:style-name="_5f_Correction_20_surligné"><text:span text:style-name="T29">Calcul du nouveau prix </text:span></text:span><text:span text:style-name="_5f_Correction_20_surligné"><text:span text:style-name="T35">de vente </text:span></text:span><text:span text:style-name="_5f_Correction_20_surligné"><text:span text:style-name="T29">:</text:span></text:span></text:h>
      <text:h text:style-name="P29" text:outline-level="1"><text:span text:style-name="_5f_Correction_20_surligné"><text:span text:style-name="T36">230</text:span></text:span><text:span text:style-name="_5f_Correction_20_surligné"><text:span text:style-name="T34"> </text:span></text:span><text:span text:style-name="corps"><text:span text:style-name="T58">€</text:span></text:span><text:span text:style-name="_5f_Correction_20_surligné"><text:span text:style-name="T34"> </text:span></text:span><text:span text:style-name="_5f_Correction_20_surligné"><text:span text:style-name="T36">–</text:span></text:span><text:span text:style-name="_5f_Correction_20_surligné"><text:span text:style-name="T34"> </text:span></text:span><text:span text:style-name="_5f_Correction_20_surligné"><text:span text:style-name="T35"> </text:span></text:span><text:span text:style-name="_5f_Correction_20_surligné"><text:span text:style-name="T29"><draw:frame draw:style-name="fr7" draw:name="Objet80" text:anchor-type="as-char" svg:y="-0.534cm" svg:width="2.387cm" svg:height="0.87cm" draw:z-index="98"><draw:object xlink:href="./Object 8" xlink:type="simple" xlink:show="embed" xlink:actuate="onLoad"/><draw:image xlink:href="./ObjectReplacements/Object 8" xlink:type="simple" xlink:show="embed" xlink:actuate="onLoad"/><svg:desc>formula</svg:desc></draw:frame></text:span></text:span><text:span text:style-name="_5f_Correction_20_surligné"><text:span text:style-name="T34"> </text:span></text:span><text:span text:style-name="_5f_Correction_20_surligné"><text:span text:style-name="T29">=</text:span></text:span><text:span text:style-name="_5f_Correction_20_surligné"><text:span text:style-name="T34"> </text:span></text:span><text:span text:style-name="_5f_Correction_20_surligné"><text:span text:style-name="T36">195,5</text:span></text:span><text:span text:style-name="_5f_Correction_20_surligné"><text:span text:style-name="T31">0</text:span></text:span><text:span text:style-name="_5f_Correction_20_surligné"><text:span text:style-name="T34"> </text:span></text:span><text:span text:style-name="corps"><text:span text:style-name="T58">€</text:span></text:span></text:h>
      <text:h text:style-name="P29" text:outline-level="1"><text:span text:style-name="_5f_Correction_20_surligné"><text:span text:style-name="T54">Soit un </text:span></text:span><text:span text:style-name="corps"><text:span text:style-name="T56">nouveau prix de vente</text:span></text:span><text:span text:style-name="_5f_Correction_20_surligné"><text:span text:style-name="T54"> de </text:span></text:span><text:span text:style-name="_5f_Correction_20_surligné"><text:span text:style-name="T38">195,50</text:span></text:span><text:span text:style-name="_5f_Correction_20_surligné"><text:span text:style-name="T34"> </text:span></text:span><text:span text:style-name="corps"><text:span text:style-name="T58">€.</text:span></text:span></text:h>
      <text:list xml:id="list175234666652041" text:continue-numbering="true" text:style-name="_5f_Numérotation_20_des_20_exercices">
        <text:list-item>
          <text:list>
            <text:list-item>
              <text:p text:style-name="P48"><text:span text:style-name="_5f_Caractères">Il décide de faire une remise de 25 % sur un ar­ticle qui coûte 125 €. Quel sera le nouveau prix de vente ?</text:span></text:p>
            </text:list-item>
          </text:list>
          <text:h text:style-name="P45" text:outline-level="1"><text:span text:style-name="_5f_Correction_20_surligné">Calcul du nouveau prix </text:span><text:span text:style-name="_5f_Correction_20_surligné"><text:span text:style-name="T86">de vente </text:span></text:span><text:span text:style-name="_5f_Correction_20_surligné">:</text:span></text:h>
          <text:h text:style-name="P45" text:outline-level="1"><text:span text:style-name="_5f_Correction_20_surligné"><text:span text:style-name="T34">125 </text:span></text:span><text:span text:style-name="corps"><text:span text:style-name="T58">€</text:span></text:span><text:span text:style-name="_5f_Correction_20_surligné"><text:span text:style-name="T34"> </text:span></text:span><text:span text:style-name="_5f_Correction_20_surligné"><text:span text:style-name="T36">–</text:span></text:span><text:span text:style-name="_5f_Correction_20_surligné"><text:span text:style-name="T34"> </text:span></text:span><text:span text:style-name="_5f_Correction_20_surligné"><text:span text:style-name="T35"> </text:span></text:span><text:span text:style-name="_5f_Correction_20_surligné"><text:span text:style-name="T29"><draw:frame draw:style-name="fr7" draw:name="Objet2" text:anchor-type="as-char" svg:y="-0.534cm" svg:width="2.387cm" svg:height="0.87cm" draw:z-index="99"><draw:object xlink:href="./Object 9" xlink:type="simple" xlink:show="embed" xlink:actuate="onLoad"/><draw:image xlink:href="./ObjectReplacements/Object 9" xlink:type="simple" xlink:show="embed" xlink:actuate="onLoad"/><svg:desc>formula</svg:desc></draw:frame></text:span></text:span><text:span text:style-name="_5f_Correction_20_surligné"><text:span text:style-name="T34"> </text:span></text:span><text:span text:style-name="_5f_Correction_20_surligné"><text:span text:style-name="T29">=</text:span></text:span><text:span text:style-name="_5f_Correction_20_surligné"><text:span text:style-name="T34"> </text:span></text:span><text:span text:style-name="_5f_Correction_20_surligné"><text:span text:style-name="T36">9</text:span></text:span><text:span text:style-name="_5f_Correction_20_surligné"><text:span text:style-name="T34">3</text:span></text:span><text:span text:style-name="_5f_Correction_20_surligné"><text:span text:style-name="T36">,</text:span></text:span><text:span text:style-name="_5f_Correction_20_surligné"><text:span text:style-name="T34">7</text:span></text:span><text:span text:style-name="_5f_Correction_20_surligné"><text:span text:style-name="T36">5</text:span></text:span><text:span text:style-name="_5f_Correction_20_surligné"><text:span text:style-name="T34"> </text:span></text:span><text:span text:style-name="corps"><text:span text:style-name="T58">€</text:span></text:span></text:h>
          <text:h text:style-name="P45" text:outline-level="1"><text:span text:style-name="_5f_Correction_20_surligné"><text:span text:style-name="T54">Soit un </text:span></text:span><text:span text:style-name="corps"><text:span text:style-name="T56">nouveau prix de vente</text:span></text:span><text:span text:style-name="_5f_Correction_20_surligné"><text:span text:style-name="T54"> de </text:span></text:span><text:span text:style-name="_5f_Correction_20_surligné"><text:span text:style-name="T36">9</text:span></text:span><text:span text:style-name="_5f_Correction_20_surligné"><text:span text:style-name="T34">3</text:span></text:span><text:span text:style-name="_5f_Correction_20_surligné"><text:span text:style-name="T36">,</text:span></text:span><text:span text:style-name="_5f_Correction_20_surligné"><text:span text:style-name="T34">7</text:span></text:span><text:span text:style-name="_5f_Correction_20_surligné"><text:span text:style-name="T36">5</text:span></text:span><text:span text:style-name="_5f_Correction_20_surligné"><text:span text:style-name="T34"> </text:span></text:span><text:span text:style-name="corps"><text:span text:style-name="T58">€.</text:span></text:span></text:h>
        </text:list-item>
        <text:list-item>
          <text:h text:style-name="P51" text:outline-level="1"><text:span text:style-name="_5f_Caractères">Un collège de 620 élèves compte 372 élèves demi-pensionnaires.</text:span></text:h>
          <text:list>
            <text:list-item>
              <text:p text:style-name="P47"><text:span text:style-name="_5f_Caractères"><text:span text:style-name="T45">Calcul</text:span></text:span><text:span text:style-name="_5f_Caractères"><text:span text:style-name="T46">e</text:span></text:span><text:span text:style-name="_5f_Caractères"><text:span text:style-name="T45"> le pourcentage d’élèves qui sont demi-pensionnaires dans ce collège.</text:span></text:span></text:p>
            </text:list-item>
          </text:list>
        </text:list-item>
      </text:list>
      <text:h text:style-name="P29" text:outline-level="1"><text:span text:style-name="_5f_Correction_20_surligné"><text:span text:style-name="T29"><draw:frame draw:style-name="fr7" draw:name="Object1" text:anchor-type="as-char" svg:y="-0.538cm" svg:width="0.944cm" svg:height="0.873cm" draw:z-index="100"><draw:object xlink:href="./Object 10" xlink:type="simple" xlink:show="embed" xlink:actuate="onLoad"/><draw:image xlink:href="./ObjectReplacements/Object 10" xlink:type="simple" xlink:show="embed" xlink:actuate="onLoad"/><svg:desc>formula</svg:desc></draw:frame></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33">0,</text:span></text:span><text:span text:style-name="_5f_Correction_20_surligné"><text:span text:style-name="T37">6</text:span></text:span><text:span text:style-name="_5f_Correction_20_surligné"><text:span text:style-name="T29">0</text:span></text:span><text:span text:style-name="_5f_Correction_20_surligné"><text:span text:style-name="T30"> </text:span></text:span><text:span text:style-name="_5f_Correction_20_surligné"><text:span text:style-name="T33">=</text:span></text:span><text:span text:style-name="_5f_Correction_20_surligné"><text:span text:style-name="T30"> </text:span></text:span><text:span text:style-name="_5f_Correction_20_surligné"><text:span text:style-name="T37">6</text:span></text:span><text:span text:style-name="_5f_Correction_20_surligné"><text:span text:style-name="T33">0</text:span></text:span><text:span text:style-name="_5f_Correction_20_surligné"><text:span text:style-name="T30"> </text:span></text:span><text:span text:style-name="_5f_Correction_20_surligné"><text:span text:style-name="T33">%</text:span></text:span><text:span text:style-name="_5f_Correction_20_surligné"><text:span text:style-name="T29">. </text:span></text:span></text:h>
      <text:h text:style-name="P29" text:outline-level="1"><text:span text:style-name="_5f_Correction_20_surligné"><text:span text:style-name="T37">60% des élèves de ce collège sont demi-pensionnaires.</text:span></text:span></text:h>
      <text:list xml:id="list175235490698497" text:continue-numbering="true" text:style-name="_5f_Numérotation_20_des_20_exercices">
        <text:list-item>
          <text:list>
            <text:list-item>
              <text:p text:style-name="P47"><text:span text:style-name="_5f_Caractères"><text:span text:style-name="T47">Complète le tableau ci-dessous</text:span></text:span><text:span text:style-name="_5f_Caractères"><text:span text:style-name="T48"> </text:span></text:span><text:span text:style-name="_5f_Caractères"><text:span text:style-name="T47">:</text:span></text:span></text:p>
            </text:list-item>
          </text:list>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text:span text:style-name="_5f_Caractères_5f_correction"><text:span text:style-name="T77">Nombre de demi-pensionnaires</text:span></text:span></text:p>
          </table:table-cell>
          <table:table-cell table:style-name="Tableau1.B1" office:value-type="float" office:value="372">
            <text:list xml:id="list1874490769" text:style-name="_5f_Numérotation_20_des_20_exercices_20_livrets">
              <text:list-header>
                <text:p text:style-name="P37">372</text:p>
              </text:list-header>
            </text:list>
          </table:table-cell>
          <table:table-cell table:style-name="Tableau1.C1" office:value-type="float" office:value="60">
            <text:list xml:id="list175234957006468" text:continue-numbering="true" text:style-name="_5f_Numérotation_20_des_20_exercices_20_livrets">
              <text:list-header>
                <text:p text:style-name="P38">60</text:p>
              </text:list-header>
            </text:list>
          </table:table-cell>
        </table:table-row>
        <table:table-row table:style-name="Tableau1.1">
          <table:table-cell table:style-name="Tableau1.A2" office:value-type="string">
            <text:list xml:id="list175235392892633" text:continue-numbering="true" text:style-name="_5f_Numérotation_20_des_20_exercices_20_livrets">
              <text:list-header>
                <text:p text:style-name="P35"><text:span text:style-name="_5f_Caractères_5f_correction"><text:span text:style-name="T77">Nombre d'élèves total</text:span></text:span></text:p>
              </text:list-header>
            </text:list>
          </table:table-cell>
          <table:table-cell table:style-name="Tableau1.B2" office:value-type="float" office:value="620">
            <text:list xml:id="list175235208380008" text:continue-numbering="true" text:style-name="_5f_Numérotation_20_des_20_exercices_20_livrets">
              <text:list-header>
                <text:p text:style-name="P36">620</text:p>
              </text:list-header>
            </text:list>
          </table:table-cell>
          <table:table-cell table:style-name="Tableau1.C2" office:value-type="float" office:value="100">
            <text:list xml:id="list175235538635753" text:continue-numbering="true" text:style-name="_5f_Numérotation_20_des_20_exercices_20_livrets">
              <text:list-header>
                <text:p text:style-name="P36">100</text:p>
              </text:list-header>
            </text:list>
          </table:table-cell>
        </table:table-row>
      </table:table>
      <text:list xml:id="list175236109961665" text:continue-list="list175235490698497" text:style-name="_5f_Numérotation_20_des_20_exercices">
        <text:list-header>
          <text:p text:style-name="P46"><text:span text:style-name="corps"><text:span text:style-name="T57"><draw:frame draw:style-name="fr7" draw:name="Objet73" text:anchor-type="as-char" svg:y="-0.326cm" svg:width="2.963cm" svg:height="0.409cm" draw:z-index="101"><draw:object xlink:href="./Object 11" xlink:type="simple" xlink:show="embed" xlink:actuate="onLoad"/><draw:image xlink:href="./ObjectReplacements/Object 11" xlink:type="simple" xlink:show="embed" xlink:actuate="onLoad"/><svg:desc>formula</svg:desc></draw:frame></text:span></text:span><text:span text:style-name="corps"><text:span text:style-name="T57"><text:s/>et </text:span></text:span><text:span text:style-name="corps"><text:span text:style-name="T57"><draw:frame draw:style-name="fr7" draw:name="Objet72" text:anchor-type="as-char" svg:y="-0.326cm" svg:width="2.739cm" svg:height="0.409cm" draw:z-index="102"><draw:object xlink:href="./Object 12" xlink:type="simple" xlink:show="embed" xlink:actuate="onLoad"/><draw:image xlink:href="./ObjectReplacements/Object 12" xlink:type="simple" xlink:show="embed" xlink:actuate="onLoad"/><svg:desc>formula</svg:desc></draw:frame></text:span></text:span></text:p>
        </text:list-header>
      </text:list>
      <text:h text:style-name="_5f_Paragraphe_5f_Correction" text:outline-level="1"><text:span text:style-name="corps"><text:span text:style-name="T59">Dans ce </text:span></text:span><text:span text:style-name="corps"><text:span text:style-name="T57">collège, </text:span></text:span><text:span text:style-name="corps"><text:span text:style-name="T59">il y a </text:span></text:span><text:span text:style-name="corps"><text:span text:style-name="T57">60</text:span></text:span><text:span text:style-name="corps"><text:span text:style-name="T60"> </text:span></text:span><text:span text:style-name="corps"><text:span text:style-name="T57">% de demi-pensionnaires.</text:span></text:span></text:h>
      <text:list xml:id="list175235112242477" text:continue-numbering="true" text:style-name="_5f_Numérotation_20_des_20_exercices">
        <text:list-header>
          <text:h text:style-name="P51" text:outline-level="1"><text:span text:style-name="_5f_Caractères"/></text:h>
        </text:list-header>
        <text:list-item>
          <text:h text:style-name="P53" text:outline-level="1"><text:soft-page-break/><text:span text:style-name="_5f_Caractères">Ce tableau indique le nombre d’accidents de la route en</text:span><text:span text:style-name="_5f_Caractères"><text:span text:style-name="T74">tre</text:span></text:span><text:span text:style-name="_5f_Caractères"> janvier 2020 et janvier 2021.</text:span></text:h>
        </text:list-item>
      </text:list>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h text:style-name="_5f_Tableau_5f_Centré_5f_Gras" text:outline-level="1"><text:span text:style-name="_5f_Caractères"><text:span text:style-name="T77">Années</text:span></text:span></text:h>
          </table:table-cell>
          <table:table-cell table:style-name="Tableau21.A1" office:value-type="string">
            <text:h text:style-name="_5f_Tableau_5f_Centré_5f_Gras" text:outline-level="1"><text:span text:style-name="_5f_Caractères"><text:span text:style-name="T77">Accidents</text:span></text:span></text:h>
          </table:table-cell>
          <table:table-cell table:style-name="Tableau21.A1" office:value-type="string">
            <text:h text:style-name="_5f_Tableau_5f_Centré_5f_Gras" text:outline-level="1"><text:span text:style-name="_5f_Caractères"><text:span text:style-name="T77">Blessés</text:span></text:span></text:h>
          </table:table-cell>
          <table:table-cell table:style-name="Tableau21.D1" office:value-type="string">
            <text:h text:style-name="_5f_Tableau_5f_Centré_5f_Gras" text:outline-level="1"><text:span text:style-name="_5f_Caractères"><text:span text:style-name="T77">Hospitalisés</text:span></text:span></text:h>
          </table:table-cell>
        </table:table-row>
        <table:table-row table:style-name="Tableau21.1">
          <table:table-cell table:style-name="Tableau21.A2" office:value-type="string">
            <text:h text:style-name="_5f_Tableau_5f_Centré_5f_Gras" text:outline-level="1"><text:span text:style-name="_5f_Caractères"><text:span text:style-name="T77">2020</text:span></text:span></text:h>
          </table:table-cell>
          <table:table-cell table:style-name="Tableau21.B2" office:value-type="string">
            <text:h text:style-name="P26" text:outline-level="1"><text:span text:style-name="_5f_Caractères"><text:span text:style-name="T28">4</text:span></text:span><text:span text:style-name="_5f_Caractères"><text:span text:style-name="T71"> </text:span></text:span><text:span text:style-name="_5f_Caractères"><text:span text:style-name="T28">261</text:span></text:span></text:h>
          </table:table-cell>
          <table:table-cell table:style-name="Tableau21.C2" office:value-type="string">
            <text:h text:style-name="P26" text:outline-level="1"><text:span text:style-name="_5f_Caractères"><text:span text:style-name="T28">5</text:span></text:span><text:span text:style-name="_5f_Caractères"><text:span text:style-name="T71"> </text:span></text:span><text:span text:style-name="_5f_Caractères"><text:span text:style-name="T28">238</text:span></text:span></text:h>
          </table:table-cell>
          <table:table-cell table:style-name="Tableau21.D2" office:value-type="string">
            <text:h text:style-name="P26" text:outline-level="1"><text:span text:style-name="_5f_Caractères"><text:span text:style-name="T28">1</text:span></text:span><text:span text:style-name="_5f_Caractères"><text:span text:style-name="T71"> </text:span></text:span><text:span text:style-name="_5f_Caractères"><text:span text:style-name="T28">816</text:span></text:span></text:h>
          </table:table-cell>
        </table:table-row>
        <table:table-row table:style-name="Tableau21.1">
          <table:table-cell table:style-name="Tableau21.A2" office:value-type="string">
            <text:h text:style-name="_5f_Tableau_5f_Centré_5f_Gras" text:outline-level="1"><text:span text:style-name="_5f_Caractères"><text:span text:style-name="T77">2021</text:span></text:span></text:h>
          </table:table-cell>
          <table:table-cell table:style-name="Tableau21.B2" office:value-type="string">
            <text:h text:style-name="P26" text:outline-level="1"><text:span text:style-name="_5f_Caractères"><text:span text:style-name="T28">4</text:span></text:span><text:span text:style-name="_5f_Caractères"><text:span text:style-name="T71"> </text:span></text:span><text:span text:style-name="_5f_Caractères"><text:span text:style-name="T28">483</text:span></text:span></text:h>
          </table:table-cell>
          <table:table-cell table:style-name="Tableau21.C2" office:value-type="string">
            <text:p text:style-name="P3"><text:span text:style-name="_5f_Correction_20_surligné"><text:span text:style-name="T44">5</text:span></text:span><text:span text:style-name="_5f_Consigne"><text:span text:style-name="T87"> </text:span></text:span><text:span text:style-name="_5f_Correction_20_surligné"><text:span text:style-name="T44">694</text:span></text:span></text:p>
          </table:table-cell>
          <table:table-cell table:style-name="Tableau21.D2" office:value-type="string">
            <text:h text:style-name="P27" text:outline-level="1"><text:span text:style-name="_5f_Caractères"><text:span text:style-name="T28">3</text:span></text:span><text:span text:style-name="_5f_Caractères"><text:span text:style-name="T70"> </text:span></text:span><text:span text:style-name="_5f_Caractères"><text:span text:style-name="T28">017</text:span></text:span></text:h>
          </table:table-cell>
        </table:table-row>
      </table:table>
      <text:list xml:id="list175235921550558" text:continue-numbering="true" text:style-name="_5f_Numérotation_20_des_20_exercices">
        <text:list-item>
          <text:list>
            <text:list-item>
              <text:p text:style-name="P48"><text:span text:style-name="_5f_Caractères">Calcule le pourcentage d'accidents supplémen­taires en 2021. </text:span></text:p>
            </text:list-item>
          </text:list>
        </text:list-item>
      </text:list>
      <text:p text:style-name="P25"><text:span text:style-name="T104">Soit p ce pourcentage </text:span>:</text:p>
      <text:p text:style-name="P31"><text:span text:style-name="T39">p = [(</text:span><text:span text:style-name="T40">4</text:span><text:span text:style-name="_5f_Consigne"><text:span text:style-name="T87"> </text:span></text:span><text:span text:style-name="T40">483</text:span><text:span text:style-name="_5f_Consigne"><text:span text:style-name="T87"> </text:span></text:span><text:span text:style-name="_5f_Correction_20_surligné"><text:span text:style-name="T98">–</text:span></text:span><text:span text:style-name="_5f_Consigne"><text:span text:style-name="T87"> </text:span></text:span><text:span text:style-name="T40">4</text:span><text:span text:style-name="_5f_Consigne"><text:span text:style-name="T87"> </text:span></text:span><text:span text:style-name="T40">261</text:span><text:span text:style-name="T39">)</text:span><text:span text:style-name="_5f_Consigne"><text:span text:style-name="T87"> </text:span></text:span><text:span text:style-name="_5f_Caractères"><text:span text:style-name="T89">÷</text:span></text:span><text:span text:style-name="_5f_Consigne"><text:span text:style-name="T87"> </text:span></text:span><text:span text:style-name="_5f_Consigne"><text:span text:style-name="T88">4 261]</text:span></text:span><text:span text:style-name="_5f_Consigne"><text:span text:style-name="T87"> </text:span></text:span><text:span text:style-name="_5f_Correction_20_surligné"><text:span text:style-name="T41">≈</text:span></text:span><text:span text:style-name="_5f_Consigne"><text:span text:style-name="T87"> </text:span></text:span><text:span text:style-name="_5f_Correction_20_surligné"><text:span text:style-name="T42">0,0</text:span></text:span><text:span text:style-name="_5f_Correction_20_surligné"><text:span text:style-name="T43">52</text:span></text:span><text:span text:style-name="_5f_Consigne"><text:span text:style-name="T87"> </text:span></text:span><text:span text:style-name="_5f_Correction_20_surligné"><text:span text:style-name="T43">1</text:span></text:span></text:p>
      <text:p text:style-name="P31"><text:span text:style-name="_5f_Correction_20_surligné"><text:span text:style-name="T94">Il y a eu </text:span></text:span><text:span text:style-name="_5f_Correction_20_surligné"><text:span text:style-name="T95">5,21</text:span></text:span><text:span text:style-name="_5f_Consigne"><text:span text:style-name="T87"> </text:span></text:span><text:span text:style-name="_5f_Correction_20_surligné"><text:span text:style-name="T95">%</text:span></text:span><text:span text:style-name="_5f_Correction_20_surligné"><text:span text:style-name="T94"> </text:span></text:span><text:span text:style-name="_5f_Correction_20_surligné"><text:span text:style-name="T95">d’</text:span></text:span><text:span text:style-name="_5f_Correction_20_surligné"><text:span text:style-name="T94">accidents </text:span></text:span><text:span text:style-name="_5f_Correction_20_surligné"><text:span text:style-name="T95">en plus en 20</text:span></text:span><text:span text:style-name="_5f_Correction_20_surligné"><text:span text:style-name="T96">21</text:span></text:span><text:span text:style-name="_5f_Correction_20_surligné"><text:span text:style-name="T94">.</text:span></text:span></text:p>
      <text:list xml:id="list175235683891018" text:continue-numbering="true" text:style-name="_5f_Numérotation_20_des_20_exercices">
        <text:list-item>
          <text:list>
            <text:list-item>
              <text:p text:style-name="P48"><text:span text:style-name="_5f_Caractères">Calcule le nombre de blessés en 2021, sachant que ce nombre a augmenté de 8,7 %.</text:span></text:p>
            </text:list-item>
          </text:list>
        </text:list-item>
      </text:list>
      <text:h text:style-name="P29" text:outline-level="1"><text:span text:style-name="_5f_Caractères"><text:span text:style-name="T61">Calcul </text:span></text:span><text:span text:style-name="_5f_Caractères"><text:span text:style-name="T66">du</text:span></text:span><text:span text:style-name="_5f_Caractères"><text:span text:style-name="T61"> nombre de blessés en 2021</text:span></text:span><text:span text:style-name="_5f_Caractères"><text:span text:style-name="T67"> </text:span></text:span><text:span text:style-name="_5f_Caractères"><text:span text:style-name="T61">:</text:span></text:span></text:h>
      <text:h text:style-name="P29" text:outline-level="1"><text:span text:style-name="_5f_Correction_20_surligné"><text:span text:style-name="T63">5</text:span></text:span><text:span text:style-name="_5f_Consigne"><text:span text:style-name="T87"> </text:span></text:span><text:span text:style-name="_5f_Correction_20_surligné"><text:span text:style-name="T63">238</text:span></text:span><text:span text:style-name="_5f_Consigne"><text:span text:style-name="T87"> </text:span></text:span><text:span text:style-name="_5f_Correction_20_surligné"><text:span text:style-name="T63">+</text:span></text:span><text:span text:style-name="_5f_Consigne"><text:span text:style-name="T87"> </text:span></text:span><text:span text:style-name="_5f_pointillés_20_gris"><text:span text:style-name="T68"><draw:frame draw:style-name="fr5" draw:name="Objet20" text:anchor-type="as-char" svg:y="-0.534cm" svg:width="2.371cm" svg:height="0.87cm" draw:z-index="103"><draw:object xlink:href="./Object 13" xlink:type="simple" xlink:show="embed" xlink:actuate="onLoad"/><draw:image xlink:href="./ObjectReplacements/Object 13" xlink:type="simple" xlink:show="embed" xlink:actuate="onLoad"/><svg:desc>formula</svg:desc></draw:frame></text:span></text:span><text:span text:style-name="_5f_Consigne"><text:span text:style-name="T87"> </text:span></text:span><text:span text:style-name="_5f_Correction_20_surligné"><text:span text:style-name="T62">≈</text:span></text:span><text:span text:style-name="_5f_Consigne"><text:span text:style-name="T87"> </text:span></text:span><text:span text:style-name="_5f_Correction_20_surligné"><text:span text:style-name="T63">5</text:span></text:span><text:span text:style-name="_5f_Consigne"><text:span text:style-name="T87"> </text:span></text:span><text:span text:style-name="_5f_Correction_20_surligné"><text:span text:style-name="T63">694 </text:span></text:span><text:span text:style-name="_5f_Correction_20_surligné"><text:span text:style-name="T64">(arrondi à l’unité).</text:span></text:span></text:h>
      <text:h text:style-name="P29" text:outline-level="1"><text:span text:style-name="_5f_Correction_20_surligné"><text:span text:style-name="T63">Il y a eu </text:span></text:span><text:span text:style-name="_5f_Correction_20_surligné"><text:span text:style-name="T64">environ</text:span></text:span><text:span text:style-name="_5f_Correction_20_surligné"><text:span text:style-name="T63"> 5</text:span></text:span><text:span text:style-name="_5f_Consigne"><text:span text:style-name="T87"> </text:span></text:span><text:span text:style-name="_5f_Correction_20_surligné"><text:span text:style-name="T63">694 blessés en 20</text:span></text:span><text:span text:style-name="_5f_Correction_20_surligné"><text:span text:style-name="T65">21</text:span></text:span><text:span text:style-name="_5f_Correction_20_surligné"><text:span text:style-name="T90">.</text:span></text:span></text:h>
      <text:list xml:id="list175235636885426" text:continue-numbering="true" text:style-name="_5f_Numérotation_20_des_20_exercices">
        <text:list-item>
          <text:list>
            <text:list-item>
              <text:p text:style-name="P48"><text:span text:style-name="_5f_Caractères">Calcule le pourcentage d'hospitalisations par rapport au nombre de blessés en 2020. Même question pour 2021. </text:span></text:p>
            </text:list-item>
          </text:list>
        </text:list-item>
      </text:list>
      <text:h text:style-name="P29" text:outline-level="1"><text:span text:style-name="_5f_Caractères"><text:span text:style-name="T91">Calcul </text:span></text:span><text:span text:style-name="_5f_Caractères"><text:span text:style-name="T92">d</text:span></text:span><text:span text:style-name="_5f_Caractères"><text:span text:style-name="T93">u pourcentage d’hospitalisation </text:span></text:span><text:span text:style-name="_5f_Caractères"><text:span text:style-name="T91">:</text:span></text:span></text:h>
      <text:h text:style-name="P29" text:outline-level="1"><text:span text:style-name="_5f_pointillés_20_gris"><text:span text:style-name="T103"><draw:frame draw:style-name="fr6" draw:name="Objet5" text:anchor-type="as-char" svg:width="1.339cm" svg:height="0.87cm" draw:z-index="104"><draw:object xlink:href="./Object 14" xlink:type="simple" xlink:show="embed" xlink:actuate="onLoad"/><draw:image xlink:href="./ObjectReplacements/Object 14" xlink:type="simple" xlink:show="embed" xlink:actuate="onLoad"/><svg:desc>formula</svg:desc></draw:frame></text:span></text:span><text:span text:style-name="_5f_Consigne"><text:span text:style-name="T87"> </text:span></text:span><text:span text:style-name="_5f_Correction_20_surligné"><text:span text:style-name="T100">≈</text:span></text:span><text:span text:style-name="_5f_Consigne"><text:span text:style-name="T87"> </text:span></text:span><text:span text:style-name="_5f_Correction_20_surligné"><text:span text:style-name="T100">0,347</text:span></text:span></text:h>
      <text:h text:style-name="P29" text:outline-level="1"><text:span text:style-name="_5f_Correction_20_surligné"><text:span text:style-name="T99">En 2020, </text:span></text:span><text:span text:style-name="_5f_Correction_20_surligné"><text:span text:style-name="T100">environ 34,7</text:span></text:span><text:span text:style-name="_5f_Consigne"><text:span text:style-name="T87"> </text:span></text:span><text:span text:style-name="_5f_Correction_20_surligné"><text:span text:style-name="T100">% </text:span></text:span><text:span text:style-name="_5f_Correction_20_surligné"><text:span text:style-name="T99">des blessés ont été hospitalisés</text:span></text:span><text:span text:style-name="_5f_Correction_20_surligné"><text:span text:style-name="T97">.</text:span></text:span></text:h>
      <text:h text:style-name="P29" text:outline-level="1"><text:span text:style-name="_5f_Correction_20_surligné"><text:span text:style-name="T102"><draw:frame draw:style-name="fr5" draw:name="Objet6" text:anchor-type="as-char" svg:y="-0.556cm" svg:width="1.339cm" svg:height="0.87cm" draw:z-index="105"><draw:object xlink:href="./Object 15" xlink:type="simple" xlink:show="embed" xlink:actuate="onLoad"/><draw:image xlink:href="./ObjectReplacements/Object 15" xlink:type="simple" xlink:show="embed" xlink:actuate="onLoad"/><svg:desc>formula</svg:desc></draw:frame></text:span></text:span><text:span text:style-name="_5f_Consigne"><text:span text:style-name="T87"> </text:span></text:span><text:span text:style-name="_5f_Correction_20_surligné"><text:span text:style-name="T100">≈</text:span></text:span><text:span text:style-name="_5f_Consigne"><text:span text:style-name="T87"> </text:span></text:span><text:span text:style-name="_5f_Correction_20_surligné"><text:span text:style-name="T100">0,</text:span></text:span><text:span text:style-name="_5f_Correction_20_surligné"><text:span text:style-name="T101">53</text:span></text:span></text:h>
      <text:p text:style-name="P32"><text:span text:style-name="_5f_Correction_20_surligné"><text:span text:style-name="T99">En 2021, </text:span></text:span><text:span text:style-name="_5f_Correction_20_surligné"><text:span text:style-name="T100">environ </text:span></text:span><text:span text:style-name="_5f_Correction_20_surligné"><text:span text:style-name="T99">53</text:span></text:span><text:span text:style-name="_5f_Consigne"><text:span text:style-name="T87"> </text:span></text:span><text:span text:style-name="_5f_Correction_20_surligné"><text:span text:style-name="T100">% </text:span></text:span><text:span text:style-name="_5f_Correction_20_surligné"><text:span text:style-name="T99">des blessés ont été hospitalisés</text:span></text:span><text:span text:style-name="_5f_Correction_20_surligné"><text:span text:style-name="T97">.</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7" svg:font-family="'Bitstream Vera Sans', sans-serif"/>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corps" style:family="text">
      <style:text-properties style:font-name="Bitstream Vera Sans6" fo:font-family="'Bitstream Vera Sans'" style:font-style-name="Roman" style:font-family-generic="swiss" style:font-pitch="variable" fo:font-size="11pt"/>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Formule_5f_corrigée" style:display-name="Formule_corrigée" style:family="graphic" style:parent-style-name="Formula">
      <style:graphic-properties fo:background-color="#ffff00" style:background-transparency="0%" draw:fill="solid" draw:fill-color="#ffff00" draw:opacity="100%"/>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draw:fill-image-width="0cm" draw:fill-image-height="0cm"/>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d0afcd" officeooo:paragraph-rsid="00d0afcd"/>
    </style:style>
    <style:style style:name="MP24" style:family="paragraph" style:parent-style-name="_5f_Header_20_D_20_page_20_paire_20__28_G_29_">
      <style:text-properties officeooo:rsid="00d0afcd" officeooo:paragraph-rsid="00d0afcd"/>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8de8f" officeooo:paragraph-rsid="00c8de8f" fo:background-color="transparent"/>
    </style:style>
    <style:style style:name="MP27" style:family="paragraph" style:parent-style-name="Footer">
      <style:text-properties fo:text-transform="uppercase" fo:color="#808080" loext:opacity="100%" style:font-name="Bitstream Vera Sans6" fo:font-size="9pt" officeooo:rsid="00ccdde1" officeooo:paragraph-rsid="00ccdde1"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0"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5" draw:name="Shape1_11" draw:style-name="Mgr3" draw:text-style-name="MP3" svg:width="4.329cm" svg:height="2.24cm" svg:x="-1.499cm" svg:y="-1cm" svg:viewBox="0 0 4330 2241" svg:d="M0 2241l3984-288c209-15 363-168 345-342l-170-1611h-4159z"><text:p/></draw:path><draw:frame text:anchor-type="paragraph" draw:z-index="86"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87" draw:name="Shape3_9" draw:style-name="Mgr5" draw:text-style-name="MP4" svg:x1="16.023cm" svg:y1="0.36cm" svg:x2="20.496cm" svg:y2="0.36cm"><text:p/></draw:line>Simplification</text:p>
      </style:header>
      <style:header-left>
        <text:p text:style-name="MP6"><draw:g text:anchor-type="paragraph" draw:z-index="21"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88" draw:name="Shape1_ 1" draw:style-name="Mgr3" draw:text-style-name="MP3" svg:width="4.329cm" svg:height="2.24cm" svg:x="-1.499cm" svg:y="-1cm" svg:viewBox="0 0 4330 2241" svg:d="M0 2241l3984-288c209-15 363-168 345-342l-170-1611h-4159z"><text:p/></draw:path><draw:frame text:anchor-type="paragraph" draw:z-index="89"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0"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79" draw:name="Shape3_6" draw:style-name="Mgr6" draw:text-style-name="MP4" svg:x1="15.12cm" svg:y1="0.36cm" svg:x2="20.496cm" svg:y2="0.36cm"><text:p/></draw:line><draw:frame text:anchor-type="paragraph" draw:z-index="80"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1"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2" draw:name="Shape1_18" draw:style-name="Mgr7" draw:text-style-name="MP10" svg:width="4.329cm" svg:height="2.24cm" svg:x="-1.499cm" svg:y="-1cm" svg:viewBox="0 0 4330 2241" svg:d="M0 2241l3984-288c209-15 363-168 345-342l-170-1611h-4159z"><text:p/></draw:path><draw:frame text:anchor-type="paragraph" draw:z-index="83"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4"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18"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19"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3" draw:name="Shape1_8" draw:style-name="Mgr7" draw:text-style-name="MP10" svg:width="4.329cm" svg:height="2.24cm" svg:x="-1.499cm" svg:y="-1cm" svg:viewBox="0 0 4330 2241" svg:d="M0 2241l3984-288c209-15 363-168 345-342l-170-1611h-4159z"><text:p/></draw:path><draw:line text:anchor-type="paragraph" draw:z-index="74" draw:name="Shape3_7" draw:style-name="Mgr6" draw:text-style-name="MP4" svg:x1="15.423cm" svg:y1="0.36cm" svg:x2="20.496cm" svg:y2="0.36cm"><text:p/></draw:line><draw:frame text:anchor-type="paragraph" draw:z-index="75"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6" draw:name="Shape1_1" draw:style-name="Mgr7" draw:text-style-name="MP10" svg:width="4.329cm" svg:height="2.24cm" svg:x="-1.499cm" svg:y="-1cm" svg:viewBox="0 0 4330 2241" svg:d="M0 2241l3984-288c209-15 363-168 345-342l-170-1611h-4159z"><text:p/></draw:path><draw:frame text:anchor-type="paragraph" draw:z-index="77"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8"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6"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7"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7"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10" draw:style-name="Mgr3" draw:text-style-name="MP3" svg:width="4.329cm" svg:height="2.24cm" svg:x="-1.499cm" svg:y="-1cm" svg:viewBox="0 0 4330 2241" svg:d="M0 2241l3984-288c209-15 363-168 345-342l-170-1611h-4159z"><text:p/></draw:path><draw:line text:anchor-type="paragraph" draw:z-index="69"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0" draw:name="Shape3_3" draw:style-name="Mgr5" draw:text-style-name="MP4" svg:x1="14.728cm" svg:y1="0.36cm" svg:x2="20.496cm" svg:y2="0.36cm"><text:p/></draw:line><draw:frame text:anchor-type="paragraph" draw:z-index="71"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2"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4"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5"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1" draw:name="Shape3_1" draw:style-name="Mgr10" draw:text-style-name="MP4" svg:x1="13.831cm" svg:y1="0.355cm" svg:x2="20.497cm" svg:y2="0.36cm"><text:p/></draw:line><draw:frame text:anchor-type="paragraph" draw:z-index="62"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3"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4" draw:name="Shape3_ 2" draw:style-name="Mgr10" draw:text-style-name="MP4" svg:x1="16.704cm" svg:y1="0.36cm" svg:x2="20.496cm" svg:y2="0.36cm"><text:p/></draw:line><draw:path text:anchor-type="paragraph" draw:z-index="65" draw:name="Shape1_4" draw:style-name="Mgr11" draw:text-style-name="MP18" svg:width="4.329cm" svg:height="2.24cm" svg:x="-1.499cm" svg:y="-1cm" svg:viewBox="0 0 4330 2241" svg:d="M0 2241l3984-288c209-15 363-168 345-342l-170-1611h-4159z"><text:p/></draw:path><draw:frame text:anchor-type="paragraph" draw:z-index="66"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2"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3"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5" draw:name="Shape1_5" draw:style-name="Mgr11" draw:text-style-name="MP18" svg:width="4.329cm" svg:height="2.24cm" svg:x="-1.499cm" svg:y="-1cm" svg:viewBox="0 0 4330 2241" svg:d="M0 2241l3984-288c209-15 363-168 345-342l-170-1611h-4159z"><text:p/></draw:path><draw:line text:anchor-type="paragraph" draw:z-index="54" draw:name="Shape3_ 1" draw:style-name="Mgr10" draw:text-style-name="MP4" svg:x1="16.704cm" svg:y1="0.36cm" svg:x2="20.496cm" svg:y2="0.36cm"><text:p/></draw:line><draw:polyline text:anchor-type="paragraph" draw:z-index="56" draw:name="Shape3_5" draw:style-name="Mgr10" draw:text-style-name="MP4" svg:width="2147483.646cm" svg:height="2147483.645cm" draw:transform="skewX (-1.08420217400012E-019) rotate (-0.000872664625997355) translate (1228253.26807496cm -1644371.895234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Pourcentages</text:p>
      </style:header>
      <style:header-left>
        <text:p text:style-name="MP24"><draw:path text:anchor-type="paragraph" draw:z-index="60" draw:name="Shape1_6" draw:style-name="Mgr11" draw:text-style-name="MP18" svg:width="4.329cm" svg:height="2.24cm" svg:x="-1.499cm" svg:y="-1cm" svg:viewBox="0 0 4330 2241" svg:d="M0 2241l3984-288c209-15 363-168 345-342l-170-1611h-4159z"><text:p/></draw:path><draw:line text:anchor-type="paragraph" draw:z-index="59" draw:name="Shape3_4" draw:style-name="Mgr10" draw:text-style-name="MP4" svg:x1="14.425cm" svg:y1="0.36cm" svg:x2="20.496cm" svg:y2="0.36cm"><text:p/></draw:line>Pourcentages</text:p>
      </style:header-left>
      <style:footer>
        <text:p text:style-name="MP25"><draw:frame draw:style-name="Mfr3" draw:name="Frame1" text:anchor-type="paragraph" svg:y="-0.06cm" draw:z-index="57"><draw:text-box fo:min-height="0.499cm" fo:min-width="5.316cm"><draw:frame draw:style-name="Mfr2" draw:name="Frame2" text:anchor-type="frame" svg:x="0.45cm" svg:y="0.079cm" svg:width="0.817cm" draw:z-index="58"><draw:text-box fo:min-height="0.355cm"><text:p text:style-name="MP12"><text:span text:style-name="_5f_Caractères_5f_gras_5f_Blanc"/></text:p></draw:text-box></draw:frame><text:p text:style-name="MP26"/></draw:text-box></draw:frame></text:p>
      </style:footer>
      <style:footer-left>
        <text:p text:style-name="MP11"><draw:frame draw:style-name="Mfr3" draw:name="Frame1371" text:anchor-type="paragraph" svg:y="-0.06cm" draw:z-index="22"><draw:text-box fo:min-height="0.499cm" fo:min-width="3cm"><draw:frame draw:style-name="Mfr2" draw:name="Frame1381" text:anchor-type="frame" svg:x="0.45cm" svg:y="0.079cm" svg:width="0.817cm" draw:z-index="23"><draw:text-box fo:min-height="0.355cm"><text:p text:style-name="MP12"><text:span text:style-name="_5f_Caractères_5f_gras_5f_Blanc"/></text:p></draw:text-box></draw:frame><text:p text:style-name="MP27"/></draw:text-box></draw:frame></text:p>
      </style:footer-left>
    </style:master-page>
    <style:master-page style:name="SERIE_5f_MESURES_5f_1COL" style:display-name="SERIE_MESURES_1COL" style:page-layout-name="Mpm12" draw:style-name="Mdp1">
      <style:header>
        <text:p text:style-name="MP28"><draw:line text:anchor-type="paragraph" draw:z-index="40" draw:name="Shape3_16" draw:style-name="Mgr13" draw:text-style-name="MP4" svg:x1="12.52cm" svg:y1="0.36cm" svg:x2="20.496cm" svg:y2="0.36cm"><text:p/></draw:line><draw:path text:anchor-type="paragraph" draw:z-index="41" draw:name="Shape1_19" draw:style-name="Mgr14" draw:text-style-name="MP29" svg:width="4.329cm" svg:height="2.24cm" svg:x="-1.499cm" svg:y="-1cm" svg:viewBox="0 0 4330 2241" svg:d="M0 2241l3984-288c209-15 363-168 345-342l-170-1611h-4159z"><text:p/></draw:path><draw:line text:anchor-type="paragraph" draw:z-index="42" draw:name="Shape3_19" draw:style-name="Mgr13" draw:text-style-name="MP4" svg:x1="12.52cm" svg:y1="0.36cm" svg:x2="20.496cm" svg:y2="0.36cm"><text:p/></draw:line><draw:line text:anchor-type="paragraph" draw:z-index="43" draw:name="Shape3_20" draw:style-name="Mgr13" draw:text-style-name="MP4" svg:x1="12.52cm" svg:y1="0.36cm" svg:x2="20.496cm" svg:y2="0.36cm"><text:p/></draw:line><draw:frame text:anchor-type="paragraph" draw:z-index="44"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5" draw:name="Shape1_15" draw:style-name="Mgr14" draw:text-style-name="MP29" svg:width="4.329cm" svg:height="2.24cm" svg:x="-1.499cm" svg:y="-1cm" svg:viewBox="0 0 4330 2241" svg:d="M0 2241l3984-288c209-15 363-168 345-342l-170-1611h-4159z"><text:p/></draw:path><draw:frame text:anchor-type="paragraph" draw:z-index="46"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30"><draw:line text:anchor-type="paragraph" draw:z-index="47" draw:name="Shape3_15" draw:style-name="Mgr13" draw:text-style-name="MP4" svg:x1="12.52cm" svg:y1="0.36cm" svg:x2="20.496cm" svg:y2="0.36cm"><text:p/></draw:line><draw:path text:anchor-type="paragraph" draw:z-index="48" draw:name="Shape1_17" draw:style-name="Mgr14" draw:text-style-name="MP29" svg:width="4.329cm" svg:height="2.24cm" svg:x="-1.499cm" svg:y="-1cm" svg:viewBox="0 0 4330 2241" svg:d="M0 2241l3984-288c209-15 363-168 345-342l-170-1611h-4159z"><text:p/></draw:path><draw:line text:anchor-type="paragraph" draw:z-index="49" draw:name="Shape3_17" draw:style-name="Mgr13" draw:text-style-name="MP4" svg:x1="12.52cm" svg:y1="0.36cm" svg:x2="20.496cm" svg:y2="0.36cm"><text:p/></draw:line><draw:line text:anchor-type="paragraph" draw:z-index="50" draw:name="Shape3_18" draw:style-name="Mgr13" draw:text-style-name="MP4" svg:x1="12.52cm" svg:y1="0.36cm" svg:x2="20.496cm" svg:y2="0.36cm"><text:p/></draw:line><draw:frame text:anchor-type="paragraph" draw:z-index="51"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2" draw:name="Shape1_16" draw:style-name="Mgr14" draw:text-style-name="MP29" svg:width="4.329cm" svg:height="2.24cm" svg:x="-1.499cm" svg:y="-1cm" svg:viewBox="0 0 4330 2241" svg:d="M0 2241l3984-288c209-15 363-168 345-342l-170-1611h-4159z"><text:p/></draw:path><draw:frame text:anchor-type="paragraph" draw:z-index="5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7">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4">C</text:span>ONVERSION D’unité : <text:span text:style-name="MT25">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2" draw:name="Shape1_12" draw:style-name="Mgr14" draw:text-style-name="MP29" svg:width="4.329cm" svg:height="2.24cm" svg:x="-1.499cm" svg:y="-1cm" svg:viewBox="0 0 4330 2241" svg:d="M0 2241l3984-288c209-15 363-168 345-342l-170-1611h-4159z"><text:p/></draw:path><draw:line text:anchor-type="paragraph" draw:z-index="33" draw:name="Shape3_10" draw:style-name="Mgr13" draw:text-style-name="MP4" svg:x1="12.52cm" svg:y1="0.36cm" svg:x2="20.496cm" svg:y2="0.36cm"><text:p/></draw:line><draw:line text:anchor-type="paragraph" draw:z-index="34" draw:name="Shape3_12" draw:style-name="Mgr13" draw:text-style-name="MP4" svg:x1="12.52cm" svg:y1="0.36cm" svg:x2="20.496cm" svg:y2="0.36cm"><text:p/></draw:line><draw:frame text:anchor-type="paragraph" draw:z-index="35"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3"><draw:line text:anchor-type="paragraph" draw:z-index="36" draw:name="Shape3_14" draw:style-name="Mgr13" draw:text-style-name="MP4" svg:x1="12.52cm" svg:y1="0.36cm" svg:x2="20.496cm" svg:y2="0.36cm"><text:p/></draw:line><draw:path text:anchor-type="paragraph" draw:z-index="37" draw:name="Shape1_14" draw:style-name="Mgr14" draw:text-style-name="MP29" svg:width="4.329cm" svg:height="2.24cm" svg:x="-1.499cm" svg:y="-1cm" svg:viewBox="0 0 4330 2241" svg:d="M0 2241l3984-288c209-15 363-168 345-342l-170-1611h-4159z"><text:p/></draw:path><draw:line text:anchor-type="paragraph" draw:z-index="38" draw:name="Shape3_13" draw:style-name="Mgr13" draw:text-style-name="MP4" svg:x1="12.52cm" svg:y1="0.36cm" svg:x2="20.496cm" svg:y2="0.36cm"><text:p/></draw:line><draw:frame text:anchor-type="paragraph" draw:z-index="39"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6">Conversions d’unités</text:span><text:span text:style-name="MT27"> : </text:span><text:span text:style-name="MT28">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8"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29"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1"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5"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4"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7"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6"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07:27:14.725587423</meta:creation-date>
    <meta:editing-duration>PT1H27M33S</meta:editing-duration>
    <meta:editing-cycles>30</meta:editing-cycles>
    <meta:generator>LibreOffice/7.4.3.2$Windows_X86_64 LibreOffice_project/1048a8393ae2eeec98dff31b5c133c5f1d08b890</meta:generator>
    <dc:date>2024-08-26T17:52:33.932000000</dc:date>
    <meta:print-date>2024-06-25T07:01:03.584569442</meta:print-date>
    <meta:printed-by>PDF files</meta:printed-by>
    <meta:document-statistic meta:table-count="2" meta:image-count="0" meta:object-count="15" meta:page-count="2" meta:paragraph-count="125" meta:word-count="768" meta:character-count="4114" meta:non-whitespace-character-count="3437"/>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row>
        <mn>350</mn>
        <mspace width="0.5em"/>
        <mi mathvariant="normal">t</mi>
      </mrow>
      <mn>4</mn>
    </mfrac>
    <annotation encoding="StarMath 5.0">{350`t} over {4}</annotation>
  </semantics>
</math>
</file>

<file path=Object 10/content.xml><?xml version="1.0" encoding="utf-8"?>
<math xmlns="http://www.w3.org/1998/Math/MathML" display="block">
  <semantics>
    <mfrac>
      <mn>372</mn>
      <mn>620</mn>
    </mfrac>
    <annotation encoding="StarMath 5.0">{372} over {620}</annotation>
  </semantics>
</math>
</file>

<file path=Object 11/content.xml><?xml version="1.0" encoding="utf-8"?>
<math xmlns="http://www.w3.org/1998/Math/MathML" display="block">
  <semantics>
    <mrow>
      <mn>620</mn>
      <mrow>
        <mspace width="0.5em"/>
        <mo stretchy="false">÷</mo>
        <mspace width="0.5em"/>
      </mrow>
      <mn>6</mn>
      <mn>,2</mn>
      <mrow>
        <mspace width="0.5em"/>
        <mo stretchy="false">=</mo>
        <mspace width="0.5em"/>
      </mrow>
      <mn>100</mn>
    </mrow>
    <annotation encoding="StarMath 5.0">620 `div` 6,2 `=` 100</annotation>
  </semantics>
</math>
</file>

<file path=Object 12/content.xml><?xml version="1.0" encoding="utf-8"?>
<math xmlns="http://www.w3.org/1998/Math/MathML" display="block">
  <semantics>
    <mrow>
      <mn>372</mn>
      <mrow>
        <mspace width="0.5em"/>
        <mo stretchy="false">÷</mo>
        <mspace width="0.5em"/>
      </mrow>
      <mn>6</mn>
      <mn>,2</mn>
      <mrow>
        <mspace width="0.5em"/>
        <mo stretchy="false">=</mo>
        <mspace width="0.5em"/>
      </mrow>
      <mn>60</mn>
    </mrow>
    <annotation encoding="StarMath 5.0">372 `div` 6,2 `=` 60</annotation>
  </semantics>
</math>
</file>

<file path=Object 13/content.xml><?xml version="1.0" encoding="utf-8"?>
<math xmlns="http://www.w3.org/1998/Math/MathML" display="block">
  <semantics>
    <mrow>
      <mrow>
        <mn>5</mn>
        <mspace width="0.5em"/>
        <mn>238</mn>
      </mrow>
      <mrow>
        <mspace width="0.5em"/>
        <mo stretchy="false">×</mo>
        <mspace width="0.5em"/>
      </mrow>
      <mfrac>
        <mn>8,7</mn>
        <mn>100</mn>
      </mfrac>
    </mrow>
    <annotation encoding="StarMath 5.0">{5`238} `times` {{8,7} over {100}}
</annotation>
  </semantics>
</math>
</file>

<file path=Object 14/content.xml><?xml version="1.0" encoding="utf-8"?>
<math xmlns="http://www.w3.org/1998/Math/MathML" display="block">
  <semantics>
    <mstyle mathsize="10pt">
      <mfrac>
        <mrow>
          <mn>1</mn>
          <mspace width="0.5em"/>
          <mn>816</mn>
          <mspace width="0.5em"/>
        </mrow>
        <mrow>
          <mn>5</mn>
          <mspace width="0.5em"/>
          <mn>238</mn>
        </mrow>
      </mfrac>
    </mstyle>
    <annotation encoding="StarMath 5.0">size 10{{ 1`816`} over {5`238}}</annotation>
  </semantics>
</math>
</file>

<file path=Object 15/content.xml><?xml version="1.0" encoding="utf-8"?>
<math xmlns="http://www.w3.org/1998/Math/MathML" display="block">
  <semantics>
    <mstyle mathsize="10pt">
      <mfrac>
        <mrow>
          <mn>3</mn>
          <mspace width="0.5em"/>
          <mn>017</mn>
          <mspace width="0.5em"/>
        </mrow>
        <mrow>
          <mn>5</mn>
          <mspace width="0.5em"/>
          <mn>694</mn>
        </mrow>
      </mfrac>
    </mstyle>
    <annotation encoding="StarMath 5.0">size 10{{ 3`017`
} over {5`694}}</annotation>
  </semantics>
</math>
</file>

<file path=Object 2/content.xml><?xml version="1.0" encoding="utf-8"?>
<math xmlns="http://www.w3.org/1998/Math/MathML" display="block">
  <semantics>
    <mfrac>
      <mn>30</mn>
      <mn>100</mn>
    </mfrac>
    <annotation encoding="StarMath 5.0">{30} over {100}</annotation>
  </semantics>
</math>
</file>

<file path=Object 3/content.xml><?xml version="1.0" encoding="utf-8"?>
<math xmlns="http://www.w3.org/1998/Math/MathML" display="block">
  <semantics>
    <mfrac>
      <mn>10</mn>
      <mn>100</mn>
    </mfrac>
    <annotation encoding="StarMath 5.0">{10} over {100}</annotation>
  </semantics>
</math>
</file>

<file path=Object 4/content.xml><?xml version="1.0" encoding="utf-8"?>
<math xmlns="http://www.w3.org/1998/Math/MathML" display="block">
  <semantics>
    <mrow>
      <mfrac>
        <mn>25</mn>
        <mn>100</mn>
      </mfrac>
      <mrow>
        <mspace width="0.5em"/>
        <mo stretchy="false">×</mo>
        <mspace width="0.5em"/>
      </mrow>
      <mrow>
        <mn>230</mn>
        <mspace width="0.5em"/>
        <mi mathvariant="normal">€</mi>
      </mrow>
    </mrow>
    <annotation encoding="StarMath 5.0">{{25} over {100}} `times` {230`€}  </annotation>
  </semantics>
</math>
</file>

<file path=Object 5/content.xml><?xml version="1.0" encoding="utf-8"?>
<math xmlns="http://www.w3.org/1998/Math/MathML" display="block">
  <semantics>
    <mfrac>
      <mn>54</mn>
      <mn>180</mn>
    </mfrac>
    <annotation encoding="StarMath 5.0">{54} over {180}</annotation>
  </semantics>
</math>
</file>

<file path=Object 6/content.xml><?xml version="1.0" encoding="utf-8"?>
<math xmlns="http://www.w3.org/1998/Math/MathML" display="block">
  <semantics>
    <mfrac>
      <mn>4</mn>
      <mn>5</mn>
    </mfrac>
    <annotation encoding="StarMath 5.0">{4} over {5}</annotation>
  </semantics>
</math>
</file>

<file path=Object 7/content.xml><?xml version="1.0" encoding="utf-8"?>
<math xmlns="http://www.w3.org/1998/Math/MathML" display="block">
  <semantics>
    <mfrac>
      <mn>7</mn>
      <mn>10</mn>
    </mfrac>
    <annotation encoding="StarMath 5.0">{7} over {10}</annotation>
  </semantics>
</math>
</file>

<file path=Object 8/content.xml><?xml version="1.0" encoding="utf-8"?>
<math xmlns="http://www.w3.org/1998/Math/MathML" display="block">
  <semantics>
    <mrow>
      <mfrac>
        <mn>15</mn>
        <mn>100</mn>
      </mfrac>
      <mrow>
        <mspace width="0.5em"/>
        <mo stretchy="false">×</mo>
        <mspace width="0.5em"/>
      </mrow>
      <mrow>
        <mn>230</mn>
        <mspace width="0.5em"/>
        <mi mathvariant="normal">€</mi>
      </mrow>
    </mrow>
    <annotation encoding="StarMath 5.0">{{15} over {100}}  `times`  {230`€}</annotation>
  </semantics>
</math>
</file>

<file path=Object 9/content.xml><?xml version="1.0" encoding="utf-8"?>
<math xmlns="http://www.w3.org/1998/Math/MathML" display="block">
  <semantics>
    <mrow>
      <mfrac>
        <mn>25</mn>
        <mn>100</mn>
      </mfrac>
      <mrow>
        <mspace width="0.5em"/>
        <mo stretchy="false">×</mo>
        <mspace width="0.5em"/>
      </mrow>
      <mrow>
        <mn>125</mn>
        <mspace width="0.5em"/>
        <mi mathvariant="normal">€</mi>
      </mrow>
    </mrow>
    <annotation encoding="StarMath 5.0">{{25} over {100}}  `times`  {125`€}</annotation>
  </semantics>
</math>
</file>